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Jameel Noori Nastaleeq" svg:font-family="'Jameel Noori Nastaleeq'"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5.2043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061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2898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font-name="Jameel Noori Nastaleeq" fo:font-size="14pt" style:font-size-asian="14pt" style:font-name-complex="Jameel Noori Nastaleeq" style:font-size-complex="14pt"/>
    </style:style>
    <style:style style:name="ce8" style:family="table-cell" style:parent-style-name="Default">
      <style:table-cell-properties fo:background-color="#ffd428"/>
      <style:text-properties style:font-name="Jameel Noori Nastaleeq" fo:font-size="14pt" style:font-size-asian="14pt" style:font-name-complex="Jameel Noori Nastaleeq" style:font-size-complex="14pt"/>
    </style:style>
    <style:style style:name="ce10" style:family="table-cell" style:parent-style-name="Default">
      <style:table-cell-properties fo:background-color="#801900"/>
      <style:text-properties style:font-name="Jameel Noori Nastaleeq" fo:font-size="14pt" style:font-size-asian="14pt" style:font-name-complex="Jameel Noori Nastaleeq" style:font-size-complex="14pt"/>
    </style:style>
    <style:style style:name="ce17" style:family="table-cell" style:parent-style-name="Default">
      <style:table-cell-properties fo:background-color="transparent"/>
      <style:text-properties style:font-name="Jameel Noori Nastaleeq" fo:font-size="14pt" style:font-size-asian="14pt" style:font-name-complex="Jameel Noori Nastaleeq" style:font-size-complex="14pt"/>
    </style:style>
    <style:style style:name="ce20" style:family="table-cell" style:parent-style-name="Default">
      <style:table-cell-properties fo:background-color="#ff3333"/>
      <style:text-properties style:font-name="Jameel Noori Nastaleeq" fo:font-size="14pt" style:font-size-asian="14pt" style:font-name-complex="Jameel Noori Nastaleeq" style:font-size-complex="14pt"/>
    </style:style>
    <style:style style:name="ce21" style:family="table-cell" style:parent-style-name="Default">
      <style:table-cell-properties fo:background-color="#ff3838"/>
      <style:text-properties style:font-name="Jameel Noori Nastaleeq" fo:font-size="14pt" style:font-size-asian="14pt" style:font-name-complex="Jameel Noori Nastaleeq" style:font-size-complex="14pt"/>
    </style:style>
    <style:style style:name="ce22" style:family="table-cell" style:parent-style-name="Default">
      <style:table-cell-properties fo:background-color="#ed4c05"/>
      <style:text-properties style:font-name="Jameel Noori Nastaleeq" fo:font-size="14pt" style:font-size-asian="14pt" style:font-name-complex="Jameel Noori Nastaleeq" style:font-size-complex="14pt"/>
    </style:style>
    <style:style style:name="ce24" style:family="table-cell" style:parent-style-name="Default">
      <style:table-cell-properties fo:background-color="#f10d0c"/>
      <style:text-properties style:font-name="Jameel Noori Nastaleeq" fo:font-size="14pt" style:font-size-asian="14pt" style:font-name-complex="Jameel Noori Nastaleeq" style:font-size-complex="14pt"/>
    </style:style>
    <style:style style:name="ce30" style:family="table-cell" style:parent-style-name="Default">
      <style:table-cell-properties fo:background-color="#ff5429"/>
      <style:text-properties style:font-name="Jameel Noori Nastaleeq" fo:font-size="14pt" style:font-size-asian="14pt" style:font-name-complex="Jameel Noori Nastaleeq" style:font-size-complex="14pt"/>
    </style:style>
    <style:style style:name="ce40" style:family="table-cell" style:parent-style-name="Default">
      <style:table-cell-properties fo:background-color="#ffff66"/>
      <style:text-properties style:font-name="Jameel Noori Nastaleeq" fo:font-size="14pt" style:font-size-asian="14pt" style:font-name-complex="Jameel Noori Nastaleeq" style:font-size-complex="14pt"/>
    </style:style>
    <style:style style:name="ce49" style:family="table-cell" style:parent-style-name="Default">
      <style:text-properties fo:color="#2cee0e" style:font-name="Jameel Noori Nastaleeq" fo:font-size="14pt" style:font-size-asian="14pt" style:font-name-complex="Jameel Noori Nastaleeq" style:font-size-complex="14pt"/>
    </style:style>
    <style:style style:name="ce51" style:family="table-cell" style:parent-style-name="Default">
      <style:table-cell-properties fo:background-color="#ffff38"/>
      <style:text-properties style:font-name="Jameel Noori Nastaleeq" fo:font-size="14pt" style:font-size-asian="14pt" style:font-name-complex="Jameel Noori Nastaleeq" style:font-size-complex="14pt"/>
    </style:style>
    <style:style style:name="ce57" style:family="table-cell" style:parent-style-name="Default">
      <style:text-properties fo:color="#000000" style:font-name="Jameel Noori Nastaleeq" fo:font-size="14pt" style:font-size-asian="14pt" style:font-name-complex="Jameel Noori Nastaleeq" style:font-size-complex="14pt"/>
    </style:style>
    <style:style style:name="ce58" style:family="table-cell" style:parent-style-name="Default">
      <style:table-cell-properties fo:background-color="#ff9900"/>
      <style:text-properties style:font-name="Jameel Noori Nastaleeq" fo:font-size="14pt" style:font-size-asian="14pt" style:font-name-complex="Jameel Noori Nastaleeq" style:font-size-complex="14pt"/>
    </style:style>
    <style:style style:name="ce60" style:family="table-cell" style:parent-style-name="Default">
      <style:text-properties style:use-window-font-color="true" style:font-name="Jameel Noori Nastaleeq" fo:font-size="14pt" style:font-size-asian="14pt" style:font-name-complex="Jameel Noori Nastaleeq" style:font-size-complex="14pt"/>
    </style:style>
    <style:style style:name="ce61" style:family="table-cell" style:parent-style-name="Default">
      <style:text-properties fo:color="#00a933" style:font-name="Jameel Noori Nastaleeq" fo:font-size="14pt" style:font-size-asian="14pt" style:font-name-complex="Jameel Noori Nastaleeq" style:font-size-complex="14pt"/>
    </style:style>
    <style:style style:name="ce62" style:family="table-cell" style:parent-style-name="Default">
      <style:table-cell-properties fo:background-color="#ff7b59"/>
      <style:text-properties style:font-name="Jameel Noori Nastaleeq" fo:font-size="14pt" style:font-size-asian="14pt" style:font-name-complex="Jameel Noori Nastaleeq" style:font-size-complex="14pt"/>
    </style:style>
    <style:style style:name="ce63" style:family="table-cell" style:parent-style-name="Default">
      <style:table-cell-properties fo:background-color="#00a933"/>
      <style:text-properties style:font-name="Jameel Noori Nastaleeq" fo:font-size="14pt" style:font-size-asian="14pt" style:font-name-complex="Jameel Noori Nastaleeq" style:font-size-complex="14pt"/>
    </style:style>
    <style:style style:name="ce66" style:family="table-cell" style:parent-style-name="Default">
      <style:table-cell-properties fo:background-color="#ff0000"/>
      <style:text-properties style:font-name="Jameel Noori Nastaleeq" fo:font-size="14pt" style:font-size-asian="14pt" style:font-name-complex="Jameel Noori Nastaleeq" style:font-size-complex="14pt"/>
    </style:style>
    <style:style style:name="ce67" style:family="table-cell" style:parent-style-name="Default">
      <style:table-cell-properties style:text-align-source="fix" style:repeat-content="false"/>
      <style:paragraph-properties fo:text-align="end" fo:margin-left="0in"/>
      <style:text-properties style:font-name="Jameel Noori Nastaleeq" fo:font-size="14pt" style:font-size-asian="14pt" style:font-name-complex="Jameel Noori Nastaleeq" style:font-size-complex="14pt"/>
    </style:style>
    <style:style style:name="ce68" style:family="table-cell" style:parent-style-name="Default">
      <style:table-cell-properties fo:background-color="#ffffff"/>
      <style:text-properties style:font-name="Jameel Noori Nastaleeq" fo:font-size="14pt" style:font-size-asian="14pt" style:font-name-complex="Jameel Noori Nastaleeq" style:font-size-complex="14pt"/>
    </style:style>
    <style:style style:name="ce6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ffff99"/>
      <style:text-properties style:font-name="Jameel Noori Nastaleeq" fo:font-size="14pt" style:font-size-asian="14pt" style:font-name-complex="Jameel Noori Nastaleeq" style:font-size-complex="14pt"/>
    </style:style>
    <style:style style:name="ce73" style:family="table-cell" style:parent-style-name="Default">
      <style:table-cell-properties fo:background-color="#00cc33"/>
      <style:text-properties style:font-name="Jameel Noori Nastaleeq" fo:font-size="14pt" style:font-size-asian="14pt" style:font-name-complex="Jameel Noori Nastaleeq" style:font-size-complex="14pt"/>
    </style:style>
    <style:style style:name="ce74" style:family="table-cell" style:parent-style-name="Default">
      <style:table-cell-properties fo:background-color="#00ccff"/>
      <style:text-properties style:font-name="Jameel Noori Nastaleeq" fo:font-size="14pt" style:font-size-asian="14pt" style:font-name-complex="Jameel Noori Nastaleeq" style:font-size-complex="14pt"/>
    </style:style>
    <style:style style:name="ce75" style:family="table-cell" style:parent-style-name="Default">
      <style:table-cell-properties fo:background-color="transparent"/>
      <style:text-properties style:use-window-font-color="true" style:font-name="Jameel Noori Nastaleeq" fo:font-size="14pt" style:font-size-asian="14pt" style:font-name-complex="Jameel Noori Nastaleeq" style:font-size-complex="14pt"/>
    </style:style>
    <style:style style:name="ce76" style:family="table-cell" style:parent-style-name="Default">
      <style:text-properties fo:color="#ff5429" style:font-name="Jameel Noori Nastaleeq" fo:font-size="14pt" style:font-size-asian="14pt" style:font-name-complex="Jameel Noori Nastaleeq" style:font-size-complex="14pt"/>
    </style:style>
    <style:style style:name="ce77" style:family="table-cell" style:parent-style-name="Default">
      <style:table-cell-properties fo:background-color="#990000"/>
      <style:text-properties style:font-name="Jameel Noori Nastaleeq" fo:font-size="14pt" style:font-size-asian="14pt" style:font-name-complex="Jameel Noori Nastaleeq" style:font-size-complex="14pt"/>
    </style:style>
    <style:style style:name="ce78" style:family="table-cell" style:parent-style-name="Default">
      <style:table-cell-properties style:text-align-source="fix" style:repeat-content="false"/>
      <style:paragraph-properties fo:text-align="start" fo:margin-left="0in"/>
      <style:text-properties style:font-name="Jameel Noori Nastaleeq" fo:font-size="14pt" style:font-size-asian="14pt" style:font-name-complex="Jameel Noori Nastaleeq" style:font-size-complex="14pt"/>
    </style:style>
    <style:style style:name="ce79" style:family="table-cell" style:parent-style-name="Default">
      <style:paragraph-properties style:writing-mode="rl-tb"/>
      <style:text-properties style:font-name="Jameel Noori Nastaleeq" fo:font-size="14pt" style:font-size-asian="14pt" style:font-name-complex="Jameel Noori Nastaleeq" style:font-size-complex="14pt"/>
    </style:style>
    <style:style style:name="ce82" style:family="table-cell" style:parent-style-name="Default">
      <style:table-cell-properties fo:background-color="#ffcc00"/>
      <style:text-properties style:font-name="Jameel Noori Nastaleeq" fo:font-size="14pt" style:font-size-asian="14pt" style:font-name-complex="Jameel Noori Nastaleeq" style:font-size-complex="14pt"/>
    </style:style>
    <style:style style:name="ce86" style:family="table-cell" style:parent-style-name="Default">
      <style:table-cell-properties fo:background-color="#00ff66"/>
      <style:text-properties style:font-name="Jameel Noori Nastaleeq" fo:font-size="14pt" style:font-size-asian="14pt" style:font-name-complex="Jameel Noori Nastaleeq" style:font-size-complex="14pt"/>
    </style:style>
    <style:style style:name="ce89" style:family="table-cell" style:parent-style-name="Default">
      <style:table-cell-properties fo:background-color="transparent"/>
      <style:text-properties fo:color="#000000" style:font-name="Jameel Noori Nastaleeq" fo:font-size="14pt" style:font-size-asian="14pt" style:font-name-complex="Jameel Noori Nastaleeq" style:font-size-complex="14pt"/>
    </style:style>
    <style:style style:name="ce91" style:family="table-cell" style:parent-style-name="Default">
      <style:table-cell-properties fo:background-color="transparent"/>
      <style:text-properties fo:color="#2cee0e" style:font-name="Jameel Noori Nastaleeq" fo:font-size="14pt" style:font-size-asian="14pt" style:font-name-complex="Jameel Noori Nastaleeq" style:font-size-complex="14pt"/>
    </style:style>
    <style:style style:name="ce92" style:family="table-cell" style:parent-style-name="Default">
      <style:table-cell-properties fo:background-color="#ffffff"/>
      <style:text-properties fo:color="#007826" style:font-name="Jameel Noori Nastaleeq" fo:font-size="14pt" style:font-size-asian="14pt" style:font-name-complex="Jameel Noori Nastaleeq" style:font-size-complex="14pt"/>
    </style:style>
    <style:style style:name="ce94" style:family="table-cell" style:parent-style-name="Default">
      <style:table-cell-properties fo:background-color="#ffffff"/>
      <style:text-properties fo:color="#00a933" style:font-name="Jameel Noori Nastaleeq" fo:font-size="14pt" style:font-size-asian="14pt" style:font-name-complex="Jameel Noori Nastaleeq" style:font-size-complex="14pt"/>
    </style:style>
    <style:style style:name="ce95" style:family="table-cell" style:parent-style-name="Default">
      <style:table-cell-properties style:text-align-source="fix" style:repeat-content="false"/>
      <style:paragraph-properties fo:text-align="center" fo:margin-left="0in"/>
      <style:text-properties style:font-name="Jameel Noori Nastaleeq" fo:font-size="14pt" style:font-size-asian="14pt" style:font-name-complex="Jameel Noori Nastaleeq" style:font-size-complex="14pt"/>
    </style:style>
    <style:style style:name="ce97" style:family="table-cell" style:parent-style-name="Default">
      <style:table-cell-properties fo:background-color="#ffff00"/>
      <style:text-properties style:font-name="Jameel Noori Nastaleeq" fo:font-size="14pt" style:font-size-asian="14pt" style:font-name-complex="Jameel Noori Nastaleeq" style:font-size-complex="14pt"/>
    </style:style>
    <style:style style:name="ce98" style:family="table-cell" style:parent-style-name="Default">
      <style:text-properties fo:color="#158466" style:font-name="Jameel Noori Nastaleeq" fo:font-size="14pt" style:font-size-asian="14pt" style:font-name-complex="Jameel Noori Nastaleeq" style:font-size-complex="14pt"/>
    </style:style>
    <style:style style:name="ce99" style:family="table-cell" style:parent-style-name="Default">
      <style:text-properties fo:color="#ff8000" style:font-name="Jameel Noori Nastaleeq" fo:font-size="14pt" style:font-size-asian="14pt" style:font-name-complex="Jameel Noori Nastaleeq" style:font-size-complex="14pt"/>
    </style:style>
    <style:style style:name="ce100" style:family="table-cell" style:parent-style-name="Default">
      <style:table-cell-properties fo:background-color="#ff0000"/>
      <style:text-properties fo:color="#ff8000" style:font-name="Jameel Noori Nastaleeq" fo:font-size="14pt" style:font-size-asian="14pt" style:font-name-complex="Jameel Noori Nastaleeq" style:font-size-complex="14pt"/>
    </style:style>
    <style:style style:name="ce101" style:family="table-cell" style:parent-style-name="Default">
      <style:table-cell-properties fo:background-color="#ff3300"/>
      <style:text-properties style:font-name="Jameel Noori Nastaleeq" fo:font-size="14pt" style:font-size-asian="14pt" style:font-name-complex="Jameel Noori Nastaleeq" style:font-size-complex="14pt"/>
    </style:style>
    <style:style style:name="ce107" style:family="table-cell" style:parent-style-name="Default">
      <style:text-properties fo:color="#1c1c1c" style:font-name="Jameel Noori Nastaleeq" fo:font-size="14pt" style:font-size-asian="14pt" style:font-name-complex="Jameel Noori Nastaleeq" style:font-size-complex="14pt"/>
    </style:style>
    <style:style style:name="ce109" style:family="table-cell" style:parent-style-name="Default">
      <style:table-cell-properties fo:background-color="#cc9900"/>
      <style:text-properties style:font-name="Jameel Noori Nastaleeq" fo:font-size="14pt" style:font-size-asian="14pt" style:font-name-complex="Jameel Noori Nastaleeq" style:font-size-complex="14pt"/>
    </style:style>
    <style:style style:name="ce110" style:family="table-cell" style:parent-style-name="Default">
      <style:text-properties style:font-name="Jameel Noori Nastaleeq" fo:font-size="14pt" fo:font-style="normal" style:font-size-asian="14pt" style:font-style-asian="normal" style:font-name-complex="Jameel Noori Nastaleeq" style:font-size-complex="14pt" style:font-style-complex="normal"/>
    </style:style>
    <style:style style:name="ce114" style:family="table-cell" style:parent-style-name="Default">
      <style:table-cell-properties fo:background-color="transparent"/>
      <style:text-properties style:font-name="Jameel Noori Nastaleeq" fo:font-size="14pt" fo:font-style="normal" style:font-size-asian="14pt" style:font-style-asian="normal" style:font-name-complex="Jameel Noori Nastaleeq" style:font-size-complex="14pt" style:font-style-complex="normal"/>
    </style:style>
    <style:style style:name="ce115" style:family="table-cell" style:parent-style-name="Default">
      <style:text-properties fo:color="#ff0000" style:font-name="Jameel Noori Nastaleeq" fo:font-size="14pt" style:font-size-asian="14pt" style:font-name-complex="Jameel Noori Nastaleeq" style:font-size-complex="14pt"/>
    </style:style>
    <style:style style:name="ce119" style:family="table-cell" style:parent-style-name="Default">
      <style:text-properties fo:color="#333333" style:font-name="Jameel Noori Nastaleeq" fo:font-size="14pt" style:font-size-asian="14pt" style:font-name-complex="Jameel Noori Nastaleeq" style:font-size-complex="14pt"/>
    </style:style>
    <style:style style:name="ce121" style:family="table-cell" style:parent-style-name="Default">
      <style:table-cell-properties style:text-align-source="fix" style:repeat-content="false"/>
      <style:paragraph-properties fo:text-align="end"/>
      <style:text-properties style:font-name="Jameel Noori Nastaleeq" fo:font-size="14pt" style:font-size-asian="14pt" style:font-name-complex="Jameel Noori Nastaleeq" style:font-size-complex="14pt"/>
    </style:style>
    <style:style style:name="ce122" style:family="table-cell" style:parent-style-name="Default">
      <style:table-cell-properties fo:background-color="transparent"/>
      <style:text-properties fo:color="#b47804" style:font-name="Jameel Noori Nastaleeq" fo:font-size="14pt" style:font-size-asian="14pt" style:font-name-complex="Jameel Noori Nastaleeq" style:font-size-complex="14pt"/>
    </style:style>
    <style:style style:name="ce123" style:family="table-cell" style:parent-style-name="Default">
      <style:table-cell-properties fo:background-color="transparent"/>
      <style:text-properties fo:color="#ff0000" style:font-name="Jameel Noori Nastaleeq" fo:font-size="14pt" style:font-size-asian="14pt" style:font-name-complex="Jameel Noori Nastaleeq" style:font-size-complex="14pt"/>
    </style:style>
    <style:style style:name="ce125" style:family="table-cell" style:parent-style-name="Default">
      <style:table-cell-properties fo:background-color="#00cc00"/>
      <style:text-properties style:font-name="Jameel Noori Nastaleeq" fo:font-size="14pt" style:font-size-asian="14pt" style:font-name-complex="Jameel Noori Nastaleeq" style:font-size-complex="14pt"/>
    </style:style>
    <style:style style:name="ce126" style:family="table-cell" style:parent-style-name="Default">
      <style:text-properties fo:color="#622502" style:font-name="Jameel Noori Nastaleeq" fo:font-size="14pt" style:font-size-asian="14pt" style:font-name-complex="Jameel Noori Nastaleeq" style:font-size-complex="14pt"/>
    </style:style>
    <style:style style:name="ce127" style:family="table-cell" style:parent-style-name="Default">
      <style:text-properties style:font-name="Jameel Noori Nastaleeq" fo:font-size="14pt" style:font-name-asian="DejaVu Sans" style:font-size-asian="14pt" style:font-name-complex="Jameel Noori Nastaleeq" style:font-size-complex="14pt"/>
    </style:style>
    <style:style style:name="ce128" style:family="table-cell" style:parent-style-name="Default">
      <style:table-cell-properties fo:background-color="transparent"/>
      <style:text-properties fo:color="#00a933" style:font-name="Jameel Noori Nastaleeq" fo:font-size="14pt" style:font-size-asian="14pt" style:font-name-complex="Jameel Noori Nastaleeq" style:font-size-complex="14pt"/>
    </style:style>
    <style:style style:name="ce130" style:family="table-cell" style:parent-style-name="Default">
      <style:table-cell-properties fo:background-color="#ff0000"/>
      <style:text-properties style:font-name="Jameel Noori Nastaleeq" fo:font-size="14pt" fo:font-weight="bold" style:font-size-asian="14pt" style:font-weight-asian="bold" style:font-name-complex="Jameel Noori Nastaleeq" style:font-size-complex="14pt" style:font-weight-complex="bold"/>
    </style:style>
    <style:style style:name="ce135" style:family="table-cell" style:parent-style-name="Default">
      <style:table-cell-properties fo:background-color="transparent"/>
      <style:text-properties fo:color="#111111" style:font-name="Jameel Noori Nastaleeq" fo:font-size="14pt" style:font-size-asian="14pt" style:font-name-complex="Jameel Noori Nastaleeq" style:font-size-complex="14pt"/>
    </style:style>
    <style:style style:name="ce136" style:family="table-cell" style:parent-style-name="Default">
      <style:table-cell-properties fo:background-color="#ccff00"/>
      <style:text-properties style:font-name="Jameel Noori Nastaleeq" fo:font-size="14pt" style:font-size-asian="14pt" style:font-name-complex="Jameel Noori Nastaleeq" style:font-size-complex="14pt"/>
    </style:style>
    <style:style style:name="ce137" style:family="table-cell" style:parent-style-name="Default">
      <style:table-cell-properties fo:background-color="#ff6600"/>
      <style:text-properties style:font-name="Jameel Noori Nastaleeq" fo:font-size="14pt" style:font-size-asian="14pt" style:font-name-complex="Jameel Noori Nastaleeq" style:font-size-complex="14pt"/>
    </style:style>
    <style:style style:name="ce138" style:family="table-cell" style:parent-style-name="Default">
      <style:table-cell-properties style:text-align-source="fix" style:repeat-content="false"/>
      <style:paragraph-properties fo:text-align="end" fo:margin-left="0in"/>
      <style:text-properties fo:color="#00a933" style:font-name="Jameel Noori Nastaleeq" fo:font-size="14pt" style:font-size-asian="14pt" style:font-name-complex="Jameel Noori Nastaleeq" style:font-size-complex="14pt"/>
    </style:style>
    <style:style style:name="ce139" style:family="table-cell" style:parent-style-name="Default">
      <style:text-properties fo:color="#d36118" style:font-name="Jameel Noori Nastaleeq" fo:font-size="14pt" style:font-size-asian="14pt" style:font-name-complex="Jameel Noori Nastaleeq" style:font-size-complex="14pt"/>
    </style:style>
    <style:style style:name="ce140" style:family="table-cell" style:parent-style-name="Default">
      <style:text-properties fo:color="#bf0041" style:font-name="Jameel Noori Nastaleeq" fo:font-size="14pt" style:font-size-asian="14pt" style:font-name-complex="Jameel Noori Nastaleeq" style:font-size-complex="14pt"/>
    </style:style>
    <style:style style:name="ce141" style:family="table-cell" style:parent-style-name="Default">
      <style:table-cell-properties fo:background-color="transparent"/>
      <style:text-properties fo:color="#fc5c00" style:font-name="Jameel Noori Nastaleeq" fo:font-size="14pt" style:font-size-asian="14pt" style:font-name-complex="Jameel Noori Nastaleeq" style:font-size-complex="14pt"/>
    </style:style>
    <style:style style:name="ce142" style:family="table-cell" style:parent-style-name="Default">
      <style:table-cell-properties fo:background-color="#ff0066"/>
      <style:text-properties style:font-name="Jameel Noori Nastaleeq" fo:font-size="14pt" style:font-size-asian="14pt" style:font-name-complex="Jameel Noori Nastaleeq" style:font-size-complex="14pt"/>
    </style:style>
    <style:style style:name="ce143" style:family="table-cell" style:parent-style-name="Default">
      <style:text-properties fo:color="#009900" style:font-name="Jameel Noori Nastaleeq" fo:font-size="14pt" style:font-size-asian="14pt" style:font-name-complex="Jameel Noori Nastaleeq" style:font-size-complex="14pt"/>
    </style:style>
    <style:style style:name="ce14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145" style:family="table-cell" style:parent-style-name="Default">
      <style:text-properties fo:color="#c9211e" style:font-name="Jameel Noori Nastaleeq" fo:font-size="14pt" style:font-size-asian="14pt" style:font-name-complex="Jameel Noori Nastaleeq" style:font-size-complex="14pt"/>
    </style:style>
    <style:style style:name="ce146" style:family="table-cell" style:parent-style-name="Default">
      <style:text-properties style:font-name="Jameel Noori Nastaleeq" style:font-name-complex="Jameel Noori Nastaleeq"/>
    </style:style>
    <style:style style:name="ce147" style:family="table-cell" style:parent-style-name="Default">
      <style:table-cell-properties fo:background-color="#cc0000"/>
      <style:text-properties style:font-name="Jameel Noori Nastaleeq" fo:font-size="14pt" style:font-size-asian="14pt" style:font-name-complex="Jameel Noori Nastaleeq" style:font-size-complex="14pt"/>
    </style:style>
    <style:style style:name="ce148" style:family="table-cell" style:parent-style-name="Default">
      <style:table-cell-properties fo:background-color="#ffd428"/>
      <style:text-properties style:font-name="Jameel Noori Nastaleeq" style:font-name-complex="Jameel Noori Nastaleeq"/>
    </style:style>
    <style:style style:name="ce149" style:family="table-cell" style:parent-style-name="Default">
      <style:table-cell-properties fo:background-color="#ffff38"/>
      <style:text-properties style:font-name="Jameel Noori Nastaleeq" style:font-name-complex="Jameel Noori Nastaleeq"/>
    </style:style>
    <style:style style:name="ce151" style:family="table-cell" style:parent-style-name="Default">
      <style:text-properties fo:color="#2cee0e" style:font-name="Jameel Noori Nastaleeq" style:font-name-complex="Jameel Noori Nastaleeq"/>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2cee0e"/>
    </style:style>
    <style:style style:name="T10" style:family="text">
      <style:text-properties fo:color="#ff3333"/>
    </style:style>
    <style:style style:name="T11" style:family="text">
      <style:text-properties fo:color="#158466"/>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00cc00"/>
    </style:style>
    <style:style style:name="T23" style:family="text">
      <style:text-properties fo:color="#cc3300"/>
    </style:style>
    <style:style style:name="T24" style:family="text">
      <style:text-properties fo:color="#ff6666"/>
    </style:style>
    <style:style style:name="T25" style:family="text">
      <style:text-properties fo:color="#fc5c00"/>
    </style:style>
    <style:style style:name="T26" style:family="text">
      <style:text-properties fo:color="#c9211e"/>
    </style:style>
    <style:style style:name="T27" style:family="text">
      <style:text-properties fo:color="#ff7b59"/>
    </style:style>
    <style:style style:name="T28" style:family="text">
      <style:text-properties fo:color="#66cc00"/>
    </style:style>
    <style:style style:name="T29" style:family="text">
      <style:text-properties fo:color="#ff5429"/>
    </style:style>
    <style:style style:name="T30" style:family="text">
      <style:text-properties fo:color="#ff3300"/>
    </style:style>
    <style:style style:name="T31" style:family="text">
      <style:text-properties fo:color="#f10d0c" fo:font-weight="normal" fo:font-style="normal" style:font-weight-asian="normal" style:font-weight-complex="normal" style:font-style-asian="normal" style:font-style-complex="normal"/>
    </style:style>
    <style:style style:name="T32" style:family="text">
      <style:text-properties fo:color="#2a6099"/>
    </style:style>
    <style:style style:name="T33" style:family="text">
      <style:text-properties fo:color="#b85c00"/>
    </style:style>
    <style:style style:name="T34" style:family="text">
      <style:text-properties fo:color="#ea7500"/>
    </style:style>
    <style:style style:name="T35" style:family="text">
      <style:text-properties fo:color="#43c330"/>
    </style:style>
    <style:style style:name="T36" style:family="text">
      <style:text-properties fo:color="#ff9900"/>
    </style:style>
    <style:style style:name="T37" style:family="text">
      <style:text-properties fo:color="#d62e4e"/>
    </style:style>
    <style:style style:name="T38" style:family="text">
      <style:text-properties fo:color="#ff4000"/>
    </style:style>
    <style:style style:name="T39" style:family="text">
      <style:text-properties fo:color="#ff972f"/>
    </style:style>
    <style:style style:name="T40" style:family="text">
      <style:text-properties fo:color="#81d41a"/>
    </style:style>
    <style:style style:name="T41" style:family="text">
      <style:text-properties fo:color="#e327ff"/>
    </style:style>
    <style:style style:name="T42" style:family="text">
      <style:text-properties fo:color="#ff8000"/>
    </style:style>
    <style:style style:name="T43" style:family="text">
      <style:text-properties fo:color="#111111"/>
    </style:style>
    <style:style style:name="T44" style:family="text">
      <style:text-properties fo:color="#669900"/>
    </style:style>
    <style:style style:name="T45" style:family="text">
      <style:text-properties fo:color="#cc9900"/>
    </style:style>
    <style:style style:name="T46" style:family="text">
      <style:text-properties fo:color="#996633"/>
    </style:style>
    <style:style style:name="T47" style:family="text">
      <style:text-properties fo:color="#00a0fc"/>
    </style:style>
  </office:automatic-styles>
  <office:body>
    <office:spreadsheet>
      <table:table table:name="words" table:style-name="ta1" table:print="false">
        <office:forms form:automatic-focus="false" form:apply-design-mode="false"/>
        <table:table-column table:style-name="co1" table:default-cell-style-name="ce5"/>
        <table:table-column table:style-name="co2" table:default-cell-style-name="ce5"/>
        <table:table-column table:style-name="co3" table:visibility="collapse" table:default-cell-style-name="ce5"/>
        <table:table-column table:style-name="co4" table:visibility="collapse" table:default-cell-style-name="ce5"/>
        <table:table-column table:style-name="co5" table:visibility="collapse" table:default-cell-style-name="ce5"/>
        <table:table-column table:style-name="co6" table:default-cell-style-name="ce5"/>
        <table:table-column table:style-name="co7" table:number-columns-repeated="58" table:default-cell-style-name="ce5"/>
        <table:table-column table:style-name="co7" table:number-columns-repeated="960" table:default-cell-style-name="ce146"/>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celerometer</text:p>
          </table:table-cell>
          <table:table-cell office:value-type="string" calcext:value-type="string">
            <text:p>سرعت پیما</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e</text:p>
          </table:table-cell>
          <table:table-cell office:value-type="string" calcext:value-type="string">
            <text:p>ایکڑ</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line of action</text:p>
          </table:table-cell>
          <table:table-cell office:value-type="string" calcext:value-type="string">
            <text:p>خط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ut: rotate about an axis, [rotate around an axis]</text:p>
          </table:table-cell>
          <table:table-cell office:value-type="string" calcext:value-type="string">
            <text:p>محور پر گھومنا، [محور کے گرد گھومنا]</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ce146"/>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ption rate, absorptive</text:p>
          </table:table-cell>
          <table:table-cell office:value-type="string" calcext:value-type="string">
            <text:p>جاذب، شرح <text:s/>انجذاب، جاذبی شرح؟ جاذب، <text:s/>جاذبی</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17"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8" office:value-type="string" calcext:value-type="string">
            <text:p>active: active low, active high, inactive</text:p>
          </table:table-cell>
          <table:table-cell table:style-name="ce8" office:value-type="string" calcext:value-type="string">
            <text:p>بلند عمل پیرا، غیر عمل پیرا</text:p>
          </table:table-cell>
          <table:table-cell table:style-name="ce8" table:number-columns-repeated="62"/>
          <table:table-cell table:style-name="ce148" table:number-columns-repeated="960"/>
        </table:table-row>
        <table:table-row table:style-name="ro1">
          <table:table-cell office:value-type="string" calcext:value-type="string">
            <text:p>active: active low, active high, inactive</text:p>
          </table:table-cell>
          <table:table-cell table:style-name="ce61"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1">
          <table:table-cell office:value-type="string" calcext:value-type="string">
            <text:p>adamant: be adamant</text:p>
          </table:table-cell>
          <table:table-cell office:value-type="string" calcext:value-type="string">
            <text:p>ٹس سے مس نہ ہون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62"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17"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63"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66"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17"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17"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ialist</text:p>
          </table:table-cell>
          <table:table-cell office:value-type="string" calcext:value-type="string">
            <text:p>بازیگر</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e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e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 shaft</text:p>
          </table:table-cell>
          <table:table-cell office:value-type="string" calcext:value-type="string">
            <text:p>ہوا دان</text:p>
          </table:table-cell>
          <table:table-cell table:number-columns-repeated="1022"/>
        </table:table-row>
        <table:table-row table:style-name="ro1">
          <table:table-cell office:value-type="string" calcext:value-type="string">
            <text:p>air tight</text:p>
          </table:table-cell>
          <table:table-cell office:value-type="string" calcext:value-type="string">
            <text:p>ہوا بند</text:p>
          </table:table-cell>
          <table:table-cell table:number-columns-repeated="1022"/>
        </table:table-row>
        <table:table-row table:style-name="ro1">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67"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ino</text:p>
          </table:table-cell>
          <table:table-cell office:value-type="string" calcext:value-type="string">
            <text:p>امینو</text:p>
          </table:table-cell>
          <table:table-cell table:number-columns-repeated="1022"/>
        </table:table-row>
        <table:table-row table:style-name="ro1">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17"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68" office:value-type="string" calcext:value-type="string">
            <text:p>تجزیاتی آلات</text:p>
          </table:table-cell>
          <table:table-cell table:number-columns-repeated="1022"/>
        </table:table-row>
        <table:table-row table:style-name="ro1">
          <table:table-cell office:value-type="string" calcext:value-type="string">
            <text:p>anatomical</text:p>
          </table:table-cell>
          <table:table-cell table:style-name="ce68" office:value-type="string" calcext:value-type="string">
            <text:p>جسمانی</text:p>
          </table:table-cell>
          <table:table-cell table:number-columns-repeated="1022"/>
        </table:table-row>
        <table:table-row table:style-name="ro1">
          <table:table-cell office:value-type="string" calcext:value-type="string">
            <text:p>anatomy</text:p>
          </table:table-cell>
          <table:table-cell table:style-name="ce68" office:value-type="string" calcext:value-type="string">
            <text:p>علم الاعضا</text:p>
          </table:table-cell>
          <table:table-cell table:number-columns-repeated="1022"/>
        </table:table-row>
        <table:table-row table:style-name="ro1">
          <table:table-cell office:value-type="string" calcext:value-type="string">
            <text:p>and/or: this and/or this …</text:p>
          </table:table-cell>
          <table:table-cell table:style-name="ce68"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61"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 <text:span text:style-name="T9">زاوی ہٹاو</text:span></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 <text:span text:style-name="T9">زاوی طرز</text:span></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 <text:span text:style-name="T9">زاوی</text:span></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 <text:span text:style-name="T9">زاوی</text:span></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10" office:value-type="string" calcext:value-type="string">
            <text:p>Approximate: approximate the curve with a chord</text:p>
          </table:table-cell>
          <table:table-cell table:style-name="ce10" office:value-type="string" calcext:value-type="string">
            <text:p>مشابہ</text:p>
          </table:table-cell>
          <table:table-cell table:style-name="ce10" table:number-columns-repeated="1022"/>
        </table:table-row>
        <table:table-row table:style-name="ro1">
          <table:table-cell table:style-name="ce10" office:value-type="string" calcext:value-type="string">
            <text:p>approximate</text:p>
          </table:table-cell>
          <table:table-cell table:style-name="ce10" office:value-type="string" calcext:value-type="string">
            <text:p>قریب قریب قیمت دینا</text:p>
          </table:table-cell>
          <table:table-cell table:style-name="ce10" table:number-columns-repeated="1022"/>
        </table:table-row>
        <table:table-row table:style-name="ro1">
          <table:table-cell table:style-name="ce10" office:value-type="string" calcext:value-type="string">
            <text:p>approximate: to approximate with</text:p>
          </table:table-cell>
          <table:table-cell table:style-name="ce10" office:value-type="string" calcext:value-type="string">
            <text:p>تخمیناً برابر کرنا</text:p>
          </table:table-cell>
          <table:table-cell table:style-name="ce10" table:number-columns-repeated="1022"/>
        </table:table-row>
        <table:table-row table:style-name="ro1">
          <table:table-cell table:style-name="ce10" office:value-type="string" calcext:value-type="string">
            <text:p>approximate value</text:p>
          </table:table-cell>
          <table:table-cell table:style-name="ce10" office:value-type="string" calcext:value-type="string">
            <text:p>اندازاً قیمت</text:p>
          </table:table-cell>
          <table:table-cell table:style-name="ce10" table:number-columns-repeated="1022"/>
        </table:table-row>
        <table:table-row table:style-name="ro1">
          <table:table-cell table:style-name="ce10" office:value-type="string" calcext:value-type="string">
            <text:p>approximation</text:p>
          </table:table-cell>
          <table:table-cell table:style-name="ce10" office:value-type="string" calcext:value-type="string">
            <text:p>تقریب</text:p>
          </table:table-cell>
          <table:table-cell table:style-name="ce10" table:number-columns-repeated="1022"/>
        </table:table-row>
        <table:table-row table:style-name="ro1">
          <table:table-cell table:style-name="ce10" office:value-type="string" calcext:value-type="string">
            <text:p>approximation polynomial</text:p>
          </table:table-cell>
          <table:table-cell table:style-name="ce10" office:value-type="string" calcext:value-type="string">
            <text:p>مشابہ کثیر رکنی</text:p>
          </table:table-cell>
          <table:table-cell table:style-name="ce10" table:number-columns-repeated="1022"/>
        </table:table-row>
        <table:table-row table:style-name="ro1">
          <table:table-cell table:style-name="ce17" office:value-type="string" calcext:value-type="string">
            <text:p>arbitrarily large (f is non-negative for arbitrarily large x means for every real number n, f is non-negative for an x greater than n)</text:p>
          </table:table-cell>
          <table:table-cell table:style-name="ce17" office:value-type="string" calcext:value-type="string">
            <text:p>کسی بھی بڑے عدد سے زیادہ بڑا</text:p>
          </table:table-cell>
          <table:table-cell table:style-name="ce17" table:number-columns-repeated="1022"/>
        </table:table-row>
        <table:table-row table:style-name="ro1">
          <table:table-cell table:style-name="ce17" office:value-type="string" calcext:value-type="string">
            <text:p>arbitrary</text:p>
          </table:table-cell>
          <table:table-cell table:style-name="ce17" office:value-type="string" calcext:value-type="string">
            <text:p>اختیاری، کوئی سا</text:p>
          </table:table-cell>
          <table:table-cell table:style-name="ce17"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 length</text:p>
          </table:table-cell>
          <table:table-cell office:value-type="string" calcext:value-type="string">
            <text:p>اوسی فاصل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 forearm, [upper arm]</text:p>
          </table:table-cell>
          <table:table-cell office:value-type="string" calcext:value-type="string">
            <text:p>ساعد، [عضد]</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rotate around (revolve) and rotate about (spin)</text:p>
          </table:table-cell>
          <table:table-cell office:value-type="string" calcext:value-type="string">
            <text:p>محور کے گرد طواف اور محور پر چکر</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ed structure or the assembly {english}</text:p>
          </table:table-cell>
          <table:table-cell office:value-type="string" calcext:value-type="string">
            <text:p>جامد جسم</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omic mass unit (amu)</text:p>
          </table:table-cell>
          <table:table-cell office:value-type="string" calcext:value-type="string">
            <text:p>جوہری کمیت اکائی</text:p>
          </table:table-cell>
          <table:table-cell table:number-columns-repeated="1022"/>
        </table:table-row>
        <table:table-row table:style-name="ro1">
          <table:table-cell office:value-type="string" calcext:value-type="string">
            <text:p>atomic: interatomic forces</text:p>
          </table:table-cell>
          <table:table-cell office:value-type="string" calcext:value-type="string">
            <text:p>بین جوہر قوت</text:p>
          </table:table-cell>
          <table:table-cell table:number-columns-repeated="1022"/>
        </table:table-row>
        <table:table-row table:style-name="ro1">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text:p>
          </table:table-cell>
          <table:table-cell office:value-type="string" calcext:value-type="string">
            <text:p>سمعی، سامعہ</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dio tape</text:p>
          </table:table-cell>
          <table:table-cell office:value-type="string" calcext:value-type="string">
            <text:p>سمعی فیتہ</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 [یا محور گھماو]</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equation</text:p>
          </table:table-cell>
          <table:table-cell office:value-type="string" calcext:value-type="string">
            <text:p>توازن کی مساوات</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istic pendulum</text:p>
          </table:table-cell>
          <table:table-cell office:value-type="string" calcext:value-type="string">
            <text:p>منجنیقی رقاص</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lisk lizard</text:p>
          </table:table-cell>
          <table:table-cell office:value-type="string" calcext:value-type="string">
            <text:p>افعی چھپکلی</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69"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69"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69" office:value-type="string" calcext:value-type="string">
            <text:p>لکڑ، شہتیر، شہتیری</text:p>
          </table:table-cell>
          <table:table-cell table:number-columns-repeated="1022"/>
        </table:table-row>
        <table:table-row table:style-name="ro1">
          <table:table-cell office:value-type="string" calcext:value-type="string">
            <text:p>beam solid angle (antenna)</text:p>
          </table:table-cell>
          <table:table-cell table:style-name="ce69" office:value-type="string" calcext:value-type="string">
            <text:p>اخراجی ٹھوس زاویہ</text:p>
          </table:table-cell>
          <table:table-cell table:number-columns-repeated="1022"/>
        </table:table-row>
        <table:table-row table:style-name="ro1">
          <table:table-cell office:value-type="string" calcext:value-type="string">
            <text:p>bearing</text:p>
          </table:table-cell>
          <table:table-cell table:style-name="ce69" office:value-type="string" calcext:value-type="string">
            <text:p>سہارا،  محمول فیہ، <text:span text:style-name="T9">بیرم</text:span></text:p>
          </table:table-cell>
          <table:table-cell table:number-columns-repeated="1022"/>
        </table:table-row>
        <table:table-row table:style-name="ro1">
          <table:table-cell office:value-type="string" calcext:value-type="string">
            <text:p>beats</text:p>
          </table:table-cell>
          <table:table-cell table:style-name="ce69"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69" office:value-type="string" calcext:value-type="string">
            <text:p>شائستہ</text:p>
          </table:table-cell>
          <table:table-cell table:number-columns-repeated="1022"/>
        </table:table-row>
        <table:table-row table:style-name="ro1">
          <table:table-cell office:value-type="string" calcext:value-type="string">
            <text:p>bee: honey bee, [bumble bee]</text:p>
          </table:table-cell>
          <table:table-cell table:style-name="ce69" office:value-type="string" calcext:value-type="string">
            <text:p>شہد کی مکھی، [سارنگ]</text:p>
          </table:table-cell>
          <table:table-cell table:number-columns-repeated="1022"/>
        </table:table-row>
        <table:table-row table:style-name="ro1">
          <table:table-cell office:value-type="string" calcext:value-type="string">
            <text:p>beetle</text:p>
          </table:table-cell>
          <table:table-cell table:style-name="ce69"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69" office:value-type="string" calcext:value-type="string">
            <text:p>رویہ</text:p>
          </table:table-cell>
          <table:table-cell table:number-columns-repeated="1022"/>
        </table:table-row>
        <table:table-row table:style-name="ro1">
          <table:table-cell office:value-type="string" calcext:value-type="string">
            <text:p>belay device (used in rock climbing)</text:p>
          </table:table-cell>
          <table:table-cell table:style-name="ce69" office:value-type="string" calcext:value-type="string">
            <text:p>لپیٹن کنڈا</text:p>
          </table:table-cell>
          <table:table-cell table:number-columns-repeated="1022"/>
        </table:table-row>
        <table:table-row table:style-name="ro1">
          <table:table-cell office:value-type="string" calcext:value-type="string">
            <text:p>bell: bell curve</text:p>
          </table:table-cell>
          <table:table-cell table:style-name="ce69"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69" office:value-type="string" calcext:value-type="string">
            <text:p>جان بل</text:p>
          </table:table-cell>
          <table:table-cell table:number-columns-repeated="1022"/>
        </table:table-row>
        <table:table-row table:style-name="ro1">
          <table:table-cell office:value-type="string" calcext:value-type="string">
            <text:p>belt (for trousers)</text:p>
          </table:table-cell>
          <table:table-cell table:style-name="ce69" office:value-type="string" calcext:value-type="string">
            <text:p>کمر بند، <text:span text:style-name="T9">پیٹی</text:span></text:p>
          </table:table-cell>
          <table:table-cell table:number-columns-repeated="1022"/>
        </table:table-row>
        <table:table-row table:style-name="ro1">
          <table:table-cell office:value-type="string" calcext:value-type="string">
            <text:p>belt (for coupling two wheels)</text:p>
          </table:table-cell>
          <table:table-cell table:style-name="ce69" office:value-type="string" calcext:value-type="string">
            <text:p>پٹہ</text:p>
          </table:table-cell>
          <table:table-cell table:number-columns-repeated="1022"/>
        </table:table-row>
        <table:table-row table:style-name="ro1">
          <table:table-cell office:value-type="string" calcext:value-type="string">
            <text:p>bend, turn</text:p>
          </table:table-cell>
          <table:table-cell table:style-name="ce69"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69"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69"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69"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69"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69"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69" office:value-type="string" calcext:value-type="string">
            <text:p>بیسل تفاعل، کروی بیسل تفاعل</text:p>
          </table:table-cell>
          <table:table-cell table:number-columns-repeated="1022"/>
        </table:table-row>
        <table:table-row table:style-name="ro1">
          <table:table-cell office:value-type="string" calcext:value-type="string">
            <text:p>belly flopping</text:p>
          </table:table-cell>
          <table:table-cell table:style-name="ce69" office:value-type="string" calcext:value-type="string">
            <text:p>پیٹ کے بل گرنا</text:p>
          </table:table-cell>
          <table:table-cell table:number-columns-repeated="1022"/>
        </table:table-row>
        <table:table-row table:style-name="ro1">
          <table:table-cell office:value-type="string" calcext:value-type="string">
            <text:p>Beta function</text:p>
          </table:table-cell>
          <table:table-cell table:style-name="ce69"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69"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69"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69"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69"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69"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0" office:value-type="string" calcext:value-type="string">
            <text:p>ثنائی ترتیب، ثنائی سر، ثنائی تقسیم</text:p>
          </table:table-cell>
          <table:table-cell table:style-name="ce8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20"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17"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17"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20" office:value-type="string" calcext:value-type="string">
            <text:p>bit</text:p>
          </table:table-cell>
          <table:table-cell table:style-name="ce20"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68"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of say a knife, or helicopter)</text:p>
          </table:table-cell>
          <table:table-cell office:value-type="string" calcext:value-type="string">
            <text:p>دھار دار پھل، پھل</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ing, to get bored, [boredom]</text:p>
          </table:table-cell>
          <table:table-cell office:value-type="string" calcext:value-type="string">
            <text:p>اجیرن، اجیرن ہونا، [اکتاہ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king acceleration, braking force</text:p>
          </table:table-cell>
          <table:table-cell office:value-type="string" calcext:value-type="string">
            <text:p>رکنے کا اسراع، قوت روک</text:p>
          </table:table-cell>
          <table:table-cell table:number-columns-repeated="1022"/>
        </table:table-row>
        <table:table-row table:style-name="ro1">
          <table:table-cell office:value-type="string" calcext:value-type="string">
            <text:p>bra and ket (quantum mechanics)</text:p>
          </table:table-cell>
          <table:table-cell table:style-name="ce61"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ass</text:p>
          </table:table-cell>
          <table:table-cell office:value-type="string" calcext:value-type="string">
            <text:p>پیتل</text:p>
          </table:table-cell>
          <table:table-cell table:number-columns-repeated="1022"/>
        </table:table-row>
        <table:table-row table:style-name="ro1">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1">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own</text:p>
          </table:table-cell>
          <table:table-cell office:value-type="string" calcext:value-type="string">
            <text:p>بھورا</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ge</text:p>
          </table:table-cell>
          <table:table-cell office:value-type="string" calcext:value-type="string">
            <text:p>ابھار</text:p>
          </table:table-cell>
          <table:table-cell table:number-columns-repeated="1022"/>
        </table:table-row>
        <table:table-row table:style-name="ro1">
          <table:table-cell office:value-type="string" calcext:value-type="string">
            <text:p>bulk modulus</text:p>
          </table:table-cell>
          <table:table-cell office:value-type="string" calcext:value-type="string">
            <text:p>مقیاس حجم</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uttered</text:p>
          </table:table-cell>
          <table:table-cell office:value-type="string" calcext:value-type="string">
            <text:p>مکھن لگا</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17" office:value-type="string" calcext:value-type="string">
            <text:p><text:span text:style-name="T7">کیلکولیٹر</text:span>،<text:span text:style-name="T6"> محاسب</text:span></text:p>
          </table:table-cell>
          <table:table-cell table:style-name="ce73"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  <text:span text:style-name="T9">حسابیات</text:span></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61"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carrier frequency</text:p>
          </table:table-cell>
          <table:table-cell table:style-name="ce49" office:value-type="string" calcext:value-type="string">
            <text:p>حامل، حامل تعد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t [metal casting]</text:p>
          </table:table-cell>
          <table:table-cell office:value-type="string" calcext:value-type="string">
            <text:p>ڈھالنا</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egory</text:p>
          </table:table-cell>
          <table:table-cell office:value-type="string" calcext:value-type="string">
            <text:p>زمرہ</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avity</text:p>
          </table:table-cell>
          <table:table-cell office:value-type="string" calcext:value-type="string">
            <text:p>جوف</text:p>
          </table:table-cell>
          <table:table-cell table:number-columns-repeated="1022"/>
        </table:table-row>
        <table:table-row table:style-name="ro1">
          <table:table-cell office:value-type="string" calcext:value-type="string">
            <text:p>ceiling fan {english}</text:p>
          </table:table-cell>
          <table:table-cell office:value-type="string" calcext:value-type="string">
            <text:p>چھت کا پنکھا</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 [spin chamber]</text:p>
          </table:table-cell>
          <table:table-cell office:value-type="string" calcext:value-type="string">
            <text:p>خانہ، چرخی خانہ، [چکر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ging (say a flywheel with energy by rotation)</text:p>
          </table:table-cell>
          <table:table-cell office:value-type="string" calcext:value-type="string">
            <text:p>بھرائی</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effect: domino effect</text:p>
          </table:table-cell>
          <table:table-cell office:value-type="string" calcext:value-type="string">
            <text:p>زنجیری اثر</text:p>
          </table:table-cell>
          <table:table-cell table:number-columns-repeated="1022"/>
        </table:table-row>
        <table:table-row table:style-name="ro1">
          <table:table-cell office:value-type="string" calcext:value-type="string">
            <text:p>chain reaction</text:p>
          </table:table-cell>
          <table:table-cell office:value-type="string" calcext:value-type="string">
            <text:p>زنجیری عمل؟ لڑی دار عمل</text:p>
          </table:table-cell>
          <table:table-cell table:number-columns-repeated="1022"/>
        </table:table-row>
        <table:table-row table:style-name="ro1">
          <table:table-cell office:value-type="string" calcext:value-type="string">
            <text:p>chain rule (differentiation)</text:p>
          </table:table-cell>
          <table:table-cell table:style-name="ce17"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2"/>
          <table:table-cell office:value-type="string" calcext:value-type="string">
            <text:p>لڑی دار قاعدہ</text:p>
          </table:table-cell>
          <table:table-cell table:number-columns-repeated="1018"/>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table:style-name="ce49" office:value-type="string" calcext:value-type="string">
            <text:p>آتش دان</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17" office:value-type="string" calcext:value-type="string">
            <text:p>خط مستقیم</text:p>
          </table:table-cell>
          <table:table-cell table:style-name="ce82"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6.5673in" svg:y="271.017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17"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نمائش،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7"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49"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ster</text:p>
          </table:table-cell>
          <table:table-cell office:value-type="string" calcext:value-type="string">
            <text:p>خوشہ</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1">
          <table:table-cell office:value-type="string" calcext:value-type="string">
            <text:p>coating</text:p>
          </table:table-cell>
          <table:table-cell office:value-type="string" calcext:value-type="string">
            <text:p>قلعی</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57"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1">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 of a building</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17"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17"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17"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21" office:value-type="string" calcext:value-type="string">
            <text:p>commutes [QM] (A commutes with B)</text:p>
          </table:table-cell>
          <table:table-cell table:style-name="ce21" office:value-type="string" calcext:value-type="string">
            <text:p>اے اور بی قابل تبدل ہیں۔</text:p>
          </table:table-cell>
          <table:table-cell table:number-columns-repeated="1022"/>
        </table:table-row>
        <table:table-row table:style-name="ro1">
          <table:table-cell table:style-name="ce21" office:value-type="string" calcext:value-type="string">
            <text:p>commuting, noncommuting [QM]</text:p>
          </table:table-cell>
          <table:table-cell table:style-name="ce21" office:value-type="string" calcext:value-type="string">
            <text:p>قابل تبادل، ناقابل تبادل</text:p>
          </table:table-cell>
          <table:table-cell table:number-columns-repeated="1022"/>
        </table:table-row>
        <table:table-row table:style-name="ro1">
          <table:table-cell table:style-name="ce21" office:value-type="string" calcext:value-type="string">
            <text:p>commutation [QM]: canonical commutation relation</text:p>
          </table:table-cell>
          <table:table-cell table:style-name="ce21" office:value-type="string" calcext:value-type="string">
            <text:p>باضابطہ تبادلی رشتہ</text:p>
          </table:table-cell>
          <table:table-cell table:number-columns-repeated="1022"/>
        </table:table-row>
        <table:table-row table:style-name="ro1">
          <table:table-cell table:style-name="ce22" office:value-type="string" calcext:value-type="string">
            <text:p>commutative, commutation</text:p>
          </table:table-cell>
          <table:table-cell table:style-name="ce22" office:value-type="string" calcext:value-type="string">
            <text:p>قابل تبادل، تبادلی</text:p>
          </table:table-cell>
          <table:table-cell table:number-columns-repeated="1022"/>
        </table:table-row>
        <table:table-row table:style-name="ro1">
          <table:table-cell table:style-name="ce24" office:value-type="string" calcext:value-type="string">
            <text:p>commutator (quantum mech)</text:p>
          </table:table-cell>
          <table:table-cell table:style-name="ce24" office:value-type="string" calcext:value-type="string">
            <text:p>تبادل کار</text:p>
          </table:table-cell>
          <table:table-cell table:number-columns-repeated="1022"/>
        </table:table-row>
        <table:table-row table:style-name="ro1">
          <table:table-cell table:style-name="ce30" office:value-type="string" calcext:value-type="string">
            <text:p>commute: A and B commute</text:p>
          </table:table-cell>
          <table:table-cell table:style-name="ce30"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40" office:value-type="string" calcext:value-type="string">
            <text:p>complementary angle, antenna</text:p>
          </table:table-cell>
          <table:table-cell table:style-name="ce20"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4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17"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67"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70"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49" office:value-type="string" calcext:value-type="string">
            <text:p>داب، توسیع</text:p>
          </table:table-cell>
          <table:table-cell table:number-columns-repeated="3"/>
          <table:table-cell office:value-type="string" calcext:value-type="string">
            <text:p>urdu maths dictionary</text:p>
          </table:table-cell>
          <table:table-cell table:number-columns-repeated="1018"/>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ressor</text:p>
          </table:table-cell>
          <table:table-cell office:value-type="string" calcext:value-type="string">
            <text:p>داب گر</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73"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66"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17"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74"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75" office:value-type="string" calcext:value-type="string">
            <text:p><text:span text:style-name="T21">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cutive</text:p>
          </table:table-cell>
          <table:table-cell office:value-type="string" calcext:value-type="string">
            <text:p>متواتر</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76"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61" office:value-type="string" calcext:value-type="string">
            <text:p>ثبات، غیر ثبات، [ثباتی]</text:p>
          </table:table-cell>
          <table:table-cell table:number-columns-repeated="1022"/>
        </table:table-row>
        <table:table-row table:style-name="ro1">
          <table:table-cell office:value-type="string" calcext:value-type="string">
            <text:p>constant (noun), [constant (adj)]</text:p>
          </table:table-cell>
          <table:table-cell table:style-name="ce61" office:value-type="string" calcext:value-type="string">
            <text:p>مستقلہ، [مستقل]</text:p>
          </table:table-cell>
          <table:table-cell table:number-columns-repeated="1022"/>
        </table:table-row>
        <table:table-row table:style-name="ro1">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2">
          <table:table-cell office:value-type="string" calcext:value-type="string">
            <text:p>constellation: aquarius, aries, gemine, leo, libra, sagitarius</text:p>
          </table:table-cell>
          <table:table-cell office:value-type="string" calcext:value-type="string">
            <text:p>بُرج: دلو، حمل، جوزا، اسد، میزان، قوس</text:p>
          </table:table-cell>
          <table:table-cell table:number-columns-repeated="1022"/>
        </table:table-row>
        <table:table-row table:style-name="ro2">
          <table:table-cell office:value-type="string" calcext:value-type="string">
            <text:p>constellation:capricon, pisces, taurus, cancer, virgo, scorpion</text:p>
          </table:table-cell>
          <table:table-cell office:value-type="string" calcext:value-type="string">
            <text:p>بُرج: جدی، حوت، ثور، سرطان، سنبلہ، عقرب</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7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68"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68"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68"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68"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68"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68"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7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79" office:value-type="string" calcext:value-type="string">
            <text:p>تانبہ، تانبے کا بنا ہوا</text:p>
          </table:table-cell>
          <table:table-cell table:number-columns-repeated="1022"/>
        </table:table-row>
        <table:table-row table:style-name="ro1">
          <table:table-cell office:value-type="string" calcext:value-type="string">
            <text:p>copy</text:p>
          </table:table-cell>
          <table:table-cell table:style-name="ce79" office:value-type="string" calcext:value-type="string">
            <text:p>نقل، نقشے سے اتارن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66"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17" office:value-type="string" calcext:value-type="string">
            <text:p>ضمنی نتیجہ</text:p>
          </table:table-cell>
          <table:table-cell table:number-columns-repeated="1022"/>
        </table:table-row>
        <table:table-row table:style-name="ro1">
          <table:table-cell office:value-type="string" calcext:value-type="string">
            <text:p>corpuscle</text:p>
          </table:table-cell>
          <table:table-cell table:style-name="ce17" office:value-type="string" calcext:value-type="string">
            <text:p>ذرّیچہ</text:p>
          </table:table-cell>
          <table:table-cell table:number-columns-repeated="1022"/>
        </table:table-row>
        <table:table-row table:style-name="ro1">
          <table:table-cell table:style-name="ce17" office:value-type="string" calcext:value-type="string">
            <text:p>correction</text:p>
          </table:table-cell>
          <table:table-cell table:style-name="ce17" office:value-type="string" calcext:value-type="string">
            <text:p><text:span text:style-name="T7">درستگی</text:span>، <text:span text:style-name="T22">تصحیح</text:span></text:p>
          </table:table-cell>
          <table:table-cell table:style-name="ce17" table:number-columns-repeated="1022"/>
        </table:table-row>
        <table:table-row table:style-name="ro1">
          <table:table-cell table:style-name="ce17" office:value-type="string" calcext:value-type="string">
            <text:p>correlation</text:p>
          </table:table-cell>
          <table:table-cell table:style-name="ce17" office:value-type="string" calcext:value-type="string">
            <text:p>ہم رشتگی</text:p>
          </table:table-cell>
          <table:table-cell table:style-name="ce17" table:number-columns-repeated="1022"/>
        </table:table-row>
        <table:table-row table:style-name="ro1">
          <table:table-cell table:style-name="ce17" office:value-type="string" calcext:value-type="string">
            <text:p>correlation analysis (statistics)</text:p>
          </table:table-cell>
          <table:table-cell table:style-name="ce17" office:value-type="string" calcext:value-type="string">
            <text:p>تجزیہ باہمی رشتہ</text:p>
          </table:table-cell>
          <table:table-cell table:style-name="ce17" table:number-columns-repeated="1022"/>
        </table:table-row>
        <table:table-row table:style-name="ro1">
          <table:table-cell table:style-name="ce17" office:value-type="string" calcext:value-type="string">
            <text:p>correlation, anti-correlation</text:p>
          </table:table-cell>
          <table:table-cell table:style-name="ce17" office:value-type="string" calcext:value-type="string">
            <text:p>باہمی رشتہ، باہم ضد رشتہ</text:p>
          </table:table-cell>
          <table:table-cell table:style-name="ce17" table:number-columns-repeated="1022"/>
        </table:table-row>
        <table:table-row table:style-name="ro1">
          <table:table-cell office:value-type="string" calcext:value-type="string">
            <text:p>corresponding point</text:p>
          </table:table-cell>
          <table:table-cell table:style-name="ce17"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17"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17"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 (to couple rotating disks with a belt)</text:p>
          </table:table-cell>
          <table:table-cell office:value-type="string" calcext:value-type="string">
            <text:p>مزدوج کرنا</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urse (in education)</text:p>
          </table:table-cell>
          <table:table-cell office:value-type="string" calcext:value-type="string">
            <text:p>درس، مقررہ درس</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ne</text:p>
          </table:table-cell>
          <table:table-cell office:value-type="string" calcext:value-type="string">
            <text:p>کرین</text:p>
          </table:table-cell>
          <table:table-cell table:number-columns-repeated="1022"/>
        </table:table-row>
        <table:table-row table:style-name="ro1">
          <table:table-cell office:value-type="string" calcext:value-type="string">
            <text:p>crank (to crank something)</text:p>
          </table:table-cell>
          <table:table-cell office:value-type="string" calcext:value-type="string">
            <text:p>دھری پھیر حرکت دینا</text:p>
          </table:table-cell>
          <table:table-cell table:number-columns-repeated="1022"/>
        </table:table-row>
        <table:table-row table:style-name="ro1">
          <table:table-cell office:value-type="string" calcext:value-type="string">
            <text:p>crankshaft</text:p>
          </table:table-cell>
          <table:table-cell office:value-type="string" calcext:value-type="string">
            <text:p>خمدار دھرا، کرینک شافٹ</text:p>
          </table:table-cell>
          <table:table-cell table:number-columns-repeated="1022"/>
        </table:table-row>
        <table:table-row table:style-name="ro1">
          <table:table-cell office:value-type="string" calcext:value-type="string">
            <text:p>crate</text:p>
          </table:table-cell>
          <table:table-cell office:value-type="string" calcext:value-type="string">
            <text:p>ٹھوکرا</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ep</text:p>
          </table:table-cell>
          <table:table-cell office:value-type="string" calcext:value-type="string">
            <text:p>رینگ</text:p>
          </table:table-cell>
          <table:table-cell table:number-columns-repeated="1022"/>
        </table:table-row>
        <table:table-row table:style-name="ro1">
          <table:table-cell office:value-type="string" calcext:value-type="string">
            <text:p>crest: (read wave) (of wave or mountain)</text:p>
          </table:table-cell>
          <table:table-cell table:style-name="ce49"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2">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8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table:style-name="ce49" office:value-type="string" calcext:value-type="string">
            <text:p>عرضی تراش</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66" office:value-type="string" calcext:value-type="string">
            <office:annotation draw:style-name="gr2" draw:text-style-name="P2" svg:width="1.1413in" svg:height="0.3902in" svg:x="11.7646in" svg:y="240.505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66"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66"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3">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اسطوانہ، بیل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text:s/>… (used with words as a prefix)</text:p>
          </table:table-cell>
          <table:table-cell office:value-type="string" calcext:value-type="string">
            <text:p>رد، خاتم، انسداد</text:p>
          </table:table-cell>
          <table:table-cell table:number-columns-repeated="1022"/>
        </table:table-row>
        <table:table-row table:style-name="ro1">
          <table:table-cell office:value-type="string" calcext:value-type="string">
            <text:p>deamplify</text:p>
          </table:table-cell>
          <table:table-cell office:value-type="string" calcext:value-type="string">
            <text:p>انسداد افزائش</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 ..…[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17"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86"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89" office:value-type="string" calcext:value-type="string">
            <text:p>موڑنا، جھکنا</text:p>
          </table:table-cell>
          <table:table-cell table:number-columns-repeated="1022"/>
        </table:table-row>
        <table:table-row table:style-name="ro1">
          <table:table-cell table:style-name="ce49" office:value-type="string" calcext:value-type="string">
            <text:p>deform: to deform,deformed, {deformation}</text:p>
          </table:table-cell>
          <table:table-cell table:style-name="ce91" office:value-type="string" calcext:value-type="string">
            <text:p>مسخ کرنا، مسخ شدہ، {مسخ ہو جانا}</text:p>
          </table:table-cell>
          <table:table-cell table:number-columns-repeated="1022"/>
        </table:table-row>
        <table:table-row table:style-name="ro1">
          <table:table-cell office:value-type="string" calcext:value-type="string">
            <text:p>deform, deformed, mutilate, distort</text:p>
          </table:table-cell>
          <table:table-cell table:style-name="ce57" office:value-type="string" calcext:value-type="string">
            <text:p>مسخ کرنا، مسخ شدہ؟؟ [جھکنا، بیٹھنا، جگہ چھوڑنا]</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4">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4">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17"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 demonstration</text:p>
          </table:table-cell>
          <table:table-cell office:value-type="string" calcext:value-type="string">
            <text:p>ظاہر کرنا، <text:span text:style-name="T9">مظاہرہ کرنا، اثباتی مظاہرہ کرنا، مظاہرہ،</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4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86"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cribe, [description]</text:p>
          </table:table-cell>
          <table:table-cell office:value-type="string" calcext:value-type="string">
            <text:p>بیان کرنا، [بیان]</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68" office:value-type="string" calcext:value-type="string">
            <text:p>مقطع، مقطع قالب (میٹرک کتاب)</text:p>
          </table:table-cell>
          <table:table-cell table:style-name="ce68"/>
          <table:table-cell table:number-columns-repeated="1021"/>
        </table:table-row>
        <table:table-row table:style-name="ro1">
          <table:table-cell office:value-type="string" calcext:value-type="string">
            <text:p>determinant: characteristic determinant of A matrix</text:p>
          </table:table-cell>
          <table:table-cell table:style-name="ce68" office:value-type="string" calcext:value-type="string">
            <text:p>امتیازی مقطع</text:p>
          </table:table-cell>
          <table:table-cell table:style-name="ce68"/>
          <table:table-cell table:number-columns-repeated="1021"/>
        </table:table-row>
        <table:table-row table:style-name="ro1">
          <table:table-cell office:value-type="string" calcext:value-type="string">
            <text:p>determinate, indeterminate</text:p>
          </table:table-cell>
          <table:table-cell table:style-name="ce92" office:value-type="string" calcext:value-type="string">
            <text:p><text:s/>تعیین، بلا تعیین</text:p>
          </table:table-cell>
          <table:table-cell table:style-name="ce68"/>
          <table:table-cell table:number-columns-repeated="1021"/>
        </table:table-row>
        <table:table-row table:style-name="ro1">
          <table:table-cell office:value-type="string" calcext:value-type="string">
            <text:p>determinacy, indeterminacy</text:p>
          </table:table-cell>
          <table:table-cell table:style-name="ce68" office:value-type="string" calcext:value-type="string">
            <text:p>تعیّنیت، عدم تعیّنیت</text:p>
          </table:table-cell>
          <table:table-cell table:style-name="ce68"/>
          <table:table-cell table:number-columns-repeated="1021"/>
        </table:table-row>
        <table:table-row table:style-name="ro1">
          <table:table-cell office:value-type="string" calcext:value-type="string">
            <text:p>determine, [determined]</text:p>
          </table:table-cell>
          <table:table-cell table:style-name="ce94" office:value-type="string" calcext:value-type="string">
            <text:p>تعین کرنا، طے کرنا، [تعین شدہ، متعین]</text:p>
          </table:table-cell>
          <table:table-cell table:style-name="ce68"/>
          <table:table-cell table:number-columns-repeated="1021"/>
        </table:table-row>
        <table:table-row table:style-name="ro1">
          <table:table-cell office:value-type="string" calcext:value-type="string">
            <text:p>determined upto multiples of 2</text:p>
          </table:table-cell>
          <table:table-cell table:style-name="ce68" office:value-type="string" calcext:value-type="string">
            <text:p>دو کی مضرب تک تعین کی جا سکتی ہے</text:p>
          </table:table-cell>
          <table:table-cell table:style-name="ce68"/>
          <table:table-cell table:number-columns-repeated="1021"/>
        </table:table-row>
        <table:table-row table:style-name="ro1">
          <table:table-cell office:value-type="string" calcext:value-type="string">
            <text:p>deterministic</text:p>
          </table:table-cell>
          <table:table-cell table:style-name="ce68" office:value-type="string" calcext:value-type="string">
            <text:p>تعیینی</text:p>
          </table:table-cell>
          <table:table-cell table:style-name="ce68"/>
          <table:table-cell table:number-columns-repeated="1021"/>
        </table:table-row>
        <table:table-row table:style-name="ro1">
          <table:table-cell office:value-type="string" calcext:value-type="string">
            <text:p>develop</text:p>
          </table:table-cell>
          <table:table-cell table:style-name="ce68" office:value-type="string" calcext:value-type="string">
            <text:p>تیار</text:p>
          </table:table-cell>
          <table:table-cell table:style-name="ce68"/>
          <table:table-cell table:number-columns-repeated="1021"/>
        </table:table-row>
        <table:table-row table:style-name="ro1">
          <table:table-cell office:value-type="string" calcext:value-type="string">
            <text:p>diagnose</text:p>
          </table:table-cell>
          <table:table-cell table:style-name="ce68" office:value-type="string" calcext:value-type="string">
            <text:p>تشخیص</text:p>
          </table:table-cell>
          <table:table-cell table:style-name="ce68"/>
          <table:table-cell table:number-columns-repeated="1021"/>
        </table:table-row>
        <table:table-row table:style-name="ro1">
          <table:table-cell office:value-type="string" calcext:value-type="string">
            <text:p>diagonal: body diagonal</text:p>
          </table:table-cell>
          <table:table-cell table:style-name="ce68" office:value-type="string" calcext:value-type="string">
            <text:p>جسمی وتر</text:p>
          </table:table-cell>
          <table:table-cell table:style-name="ce68"/>
          <table:table-cell table:number-columns-repeated="1021"/>
        </table:table-row>
        <table:table-row table:style-name="ro1">
          <table:table-cell office:value-type="string" calcext:value-type="string">
            <text:p>diagonal, main diagonal</text:p>
          </table:table-cell>
          <table:table-cell table:style-name="ce17" office:value-type="string" calcext:value-type="string">
            <text:p>وتر، مرکزی وتر</text:p>
          </table:table-cell>
          <table:table-cell table:style-name="ce58"/>
          <table:table-cell table:number-columns-repeated="1021"/>
        </table:table-row>
        <table:table-row table:style-name="ro1">
          <table:table-cell office:value-type="string" calcext:value-type="string">
            <text:p>diagonalizable</text:p>
          </table:table-cell>
          <table:table-cell table:style-name="ce17" office:value-type="string" calcext:value-type="string">
            <text:p>وتر پذیر</text:p>
          </table:table-cell>
          <table:table-cell table:style-name="ce58"/>
          <table:table-cell table:number-columns-repeated="1021"/>
        </table:table-row>
        <table:table-row table:style-name="ro1">
          <table:table-cell office:value-type="string" calcext:value-type="string">
            <text:p>diagonalization</text:p>
          </table:table-cell>
          <table:table-cell table:style-name="ce17" office:value-type="string" calcext:value-type="string">
            <text:p>وترئت، وترانہ کاری</text:p>
          </table:table-cell>
          <table:table-cell table:style-name="ce58"/>
          <table:table-cell table:number-columns-repeated="1021"/>
        </table:table-row>
        <table:table-row table:style-name="ro1">
          <table:table-cell office:value-type="string" calcext:value-type="string">
            <text:p>diagonalizing matrix</text:p>
          </table:table-cell>
          <table:table-cell table:style-name="ce17" office:value-type="string" calcext:value-type="string">
            <text:p>وتر کار قالب</text:p>
          </table:table-cell>
          <table:table-cell table:style-name="ce58"/>
          <table:table-cell table:number-columns-repeated="1021"/>
        </table:table-row>
        <table:table-row table:style-name="ro1">
          <table:table-cell office:value-type="string" calcext:value-type="string">
            <text:p>diagonally dominant</text:p>
          </table:table-cell>
          <table:table-cell table:style-name="ce17" office:value-type="string" calcext:value-type="string">
            <text:p>وتری غالب</text:p>
          </table:table-cell>
          <table:table-cell table:style-name="ce58"/>
          <table:table-cell table:number-columns-repeated="1021"/>
        </table:table-row>
        <table:table-row table:style-name="ro1">
          <table:table-cell office:value-type="string" calcext:value-type="string">
            <text:p>diagonally opposite</text:p>
          </table:table-cell>
          <table:table-cell table:style-name="ce17" office:value-type="string" calcext:value-type="string">
            <text:p>وتری مقابل</text:p>
          </table:table-cell>
          <table:table-cell table:style-name="ce5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5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70"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66"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9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ning room</text:p>
          </table:table-cell>
          <table:table-cell office:value-type="string" calcext:value-type="string">
            <text:p>میز خانہ، کھانے کا کمرہ</text:p>
          </table:table-cell>
          <table:table-cell table:number-columns-repeated="1022"/>
        </table:table-row>
        <table:table-row table:style-name="ro1">
          <table:table-cell office:value-type="string" calcext:value-type="string">
            <text:p>dioxide</text:p>
          </table:table-cell>
          <table:table-cell office:value-type="string" calcext:value-type="string">
            <text:p>ڈائی اکسائیڈ</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text:span text:style-name="T25">معیار حرکات</text:span>]</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6">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6">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بلا واسطہ تکمل،بالراست تکم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7">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ipline</text:p>
          </table:table-cell>
          <table:table-cell office:value-type="string" calcext:value-type="string">
            <text:p>انضباط</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97"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66"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17"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17"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8">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68"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68"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68"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 [distort]</text:p>
          </table:table-cell>
          <table:table-cell office:value-type="string" calcext:value-type="string">
            <text:p>بگڑی شکل،<text:span text:style-name="T9"> مسخ شدہ، [مسخ]</text:span></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ck</text:p>
          </table:table-cell>
          <table:table-cell office:value-type="string" calcext:value-type="string">
            <text:p>بندر گاہ میں <text:span text:style-name="T9">گودی</text:span> جہاں سامان لادا اور اتارا جاتا ہے</text:p>
          </table:table-cell>
          <table:table-cell table:number-columns-repeated="1022"/>
        </table:table-row>
        <table:table-row table:style-name="ro1">
          <table:table-cell office:value-type="string" calcext:value-type="string">
            <text:p>dock; to dock a ship</text:p>
          </table:table-cell>
          <table:table-cell office:value-type="string" calcext:value-type="string">
            <text:p>لنگرڈالنا</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66"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17"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17"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17"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 along a slope</text:p>
          </table:table-cell>
          <table:table-cell office:value-type="string" calcext:value-type="string">
            <text:p>میلان پر اترتے ہوئے، یا اترائی کے رخ</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61"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g</text:p>
          </table:table-cell>
          <table:table-cell office:value-type="string" calcext:value-type="string">
            <text:p>کشید</text:p>
          </table:table-cell>
          <table:table-cell table:number-columns-repeated="3"/>
          <table:table-cell table:style-name="ce49" office:value-type="string" calcext:value-type="string">
            <text:p>dic, phy, indian</text:p>
          </table:table-cell>
          <table:table-cell table:number-columns-repeated="1018"/>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ll: electric drill, [drilling}, {to drill}</text:p>
          </table:table-cell>
          <table:table-cell office:value-type="string" calcext:value-type="string">
            <text:p>برما، برقی برما، [برما کاری]، {برمانا}</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rone</text:p>
          </table:table-cell>
          <table:table-cell office:value-type="string" calcext:value-type="string">
            <text:p>نکھٹو</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text:span text:style-name="T9">ہر ایک</text:span>؛ ہر ایک نقطہ، ایک ایک نقطہ، <text:span text:style-name="T9">انفرادی</text:span>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 phone</text:p>
          </table:table-cell>
          <table:table-cell office:value-type="string" calcext:value-type="string">
            <text:p>سماعیہ</text:p>
          </table:table-cell>
          <table:table-cell table:number-columns-repeated="1022"/>
        </table:table-row>
        <table:table-row table:style-name="ro1">
          <table:table-cell office:value-type="string" calcext:value-type="string">
            <text:p>early (english)</text:p>
          </table:table-cell>
          <table:table-cell office:value-type="string" calcext:value-type="string">
            <text:p>پرانی ترکیب</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ly (english)</text:p>
          </table:table-cell>
          <table:table-cell office:value-type="string" calcext:value-type="string">
            <text:p>تمام مقاصد کے لئے، عملاً</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2">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bow, upper and lower arm</text:p>
          </table:table-cell>
          <table:table-cell office:value-type="string" calcext:value-type="string">
            <text:p>کوہنی، اوپری اور نچلا بازو</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mass element (english)</text:p>
          </table:table-cell>
          <table:table-cell office:value-type="string" calcext:value-type="string">
            <text:p>کمیتی ٹکڑا</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ongation</text:p>
          </table:table-cell>
          <table:table-cell office:value-type="string" calcext:value-type="string">
            <text:p>تطویل</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 <text:span text:style-name="T9">ک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engineer, test engineer</text:p>
          </table:table-cell>
          <table:table-cell office:value-type="string" calcext:value-type="string">
            <text:p>معمار، آزمائش کار 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 engineering practice</text:p>
          </table:table-cell>
          <table:table-cell office:value-type="string" calcext:value-type="string">
            <text:p>انجینئری، انجینئری شعبہ میں</text:p>
          </table:table-cell>
          <table:table-cell table:number-columns-repeated="1022"/>
        </table:table-row>
        <table:table-row table:style-name="ro1">
          <table:table-cell office:value-type="string" calcext:value-type="string">
            <text:p>ensemble</text:p>
          </table:table-cell>
          <table:table-cell table:style-name="ce98"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57"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 [static equilibrium]</text:p>
          </table:table-cell>
          <table:table-cell office:value-type="string" calcext:value-type="string">
            <text:p>مستحکم توازن، [سکونی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17"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17"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99"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99"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99"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99"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99"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99"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99"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47"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17"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17"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17"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17"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17"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17"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17"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17"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17"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7" office:value-type="string" calcext:value-type="string">
            <text:p><text:span text:style-name="T29">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57"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57"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57"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57"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citing (english)</text:p>
          </table:table-cell>
          <table:table-cell office:value-type="string" calcext:value-type="string">
            <text:p>پُر لطف، مزیدار</text:p>
          </table:table-cell>
          <table:table-cell table:number-columns-repeated="1022"/>
        </table:table-row>
        <table:table-row table:style-name="ro1">
          <table:table-cell office:value-type="string" calcext:value-type="string">
            <text:p>exhaust [noun, the smoke out of the car]</text:p>
          </table:table-cell>
          <table:table-cell office:value-type="string" calcext:value-type="string">
            <text:p>خَرج</text:p>
          </table:table-cell>
          <table:table-cell table:number-columns-repeated="1022"/>
        </table:table-row>
        <table:table-row table:style-name="ro1">
          <table:table-cell office:value-type="string" calcext:value-type="string">
            <text:p>exhaust [the hole or gap for exhaust]</text:p>
          </table:table-cell>
          <table:table-cell office:value-type="string" calcext:value-type="string">
            <text:p>دخان راہ</text:p>
          </table:table-cell>
          <table:table-cell table:number-columns-repeated="1022"/>
        </table:table-row>
        <table:table-row table:style-name="ro1">
          <table:table-cell office:value-type="string" calcext:value-type="string">
            <text:p>exhaust speed</text:p>
          </table:table-cell>
          <table:table-cell office:value-type="string" calcext:value-type="string">
            <text:p>خَرج رفتار</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30">قیمت توقع، توقع،</text:span><text:span text:style-name="T12">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3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ce146"/>
          <table:table-cell table:number-columns-repeated="1021"/>
        </table:table-row>
        <table:table-row table:style-name="ro1">
          <table:table-cell office:value-type="string" calcext:value-type="string">
            <text:p>extended complex plane</text:p>
          </table:table-cell>
          <table:table-cell table:style-name="ce70"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101" office:value-type="string" calcext:value-type="string">
            <text:p>غیر باہمی تحریف</text:p>
          </table:table-cell>
          <table:table-cell table:style-name="ce17"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7"/>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ace</text:p>
          </table:table-cell>
          <table:table-cell office:value-type="string" calcext:value-type="string">
            <text:p>رخ</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english)</text:p>
          </table:table-cell>
          <table:table-cell office:value-type="string" calcext:value-type="string">
            <text:p>وجہ، وجوہات</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safety factor</text:p>
          </table:table-cell>
          <table:table-cell office:value-type="string" calcext:value-type="string">
            <text:p>حفاظتی ضربیہ کے تحت بنانا</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text:p>
          </table:table-cell>
          <table:table-cell office:value-type="string" calcext:value-type="string">
            <text:p>ٹوٹ پھوٹ</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107"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66"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66"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66"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61"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61"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61"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17"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17"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17"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17" office:value-type="string" calcext:value-type="string">
            <text:p>فرمی درجہ حرارت، <text:span text:style-name="T9">فرمی تاپ</text:span></text:p>
          </table:table-cell>
          <table:table-cell table:number-columns-repeated="1022"/>
        </table:table-row>
        <table:table-row table:style-name="ro1">
          <table:table-cell office:value-type="string" calcext:value-type="string">
            <text:p>fermion</text:p>
          </table:table-cell>
          <table:table-cell table:style-name="ce17"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17" office:value-type="string" calcext:value-type="string">
            <text:p>filter, low pass, high pass, band pass, band stop</text:p>
          </table:table-cell>
          <table:table-cell table:style-name="ce66" office:value-type="string" calcext:value-type="string">
            <text:p>پٹی گزار فلٹر، پٹی روک فلٹر،بلند گزار اور پست گزار فلٹر</text:p>
          </table:table-cell>
          <table:table-cell table:style-name="ce17" table:number-columns-repeated="1022"/>
        </table:table-row>
        <table:table-row table:style-name="ro1">
          <table:table-cell table:style-name="ce17" office:value-type="string" calcext:value-type="string">
            <text:p>finally</text:p>
          </table:table-cell>
          <table:table-cell table:style-name="ce17" office:value-type="string" calcext:value-type="string">
            <text:p>الغرض</text:p>
          </table:table-cell>
          <table:table-cell table:style-name="ce17" table:number-columns-repeated="1022"/>
        </table:table-row>
        <table:table-row table:style-name="ro1">
          <table:table-cell table:style-name="ce17" office:value-type="string" calcext:value-type="string">
            <text:p>fine</text:p>
          </table:table-cell>
          <table:table-cell table:style-name="ce17" office:value-type="string" calcext:value-type="string">
            <text:p>باریک</text:p>
          </table:table-cell>
          <table:table-cell table:style-name="ce17" table:number-columns-repeated="1022"/>
        </table:table-row>
        <table:table-row table:style-name="ro1">
          <table:table-cell table:style-name="ce17" office:value-type="string" calcext:value-type="string">
            <text:p>fine structure, hyperfine structure (quantum mech)</text:p>
          </table:table-cell>
          <table:table-cell table:style-name="ce17" office:value-type="string" calcext:value-type="string">
            <text:p>مہین ساخت، نہایت مہین ساخت</text:p>
          </table:table-cell>
          <table:table-cell table:style-name="ce17" table:number-columns-repeated="1022"/>
        </table:table-row>
        <table:table-row table:style-name="ro1">
          <table:table-cell table:style-name="ce17" office:value-type="string" calcext:value-type="string">
            <text:p>finger parts</text:p>
          </table:table-cell>
          <table:table-cell table:style-name="ce17" office:value-type="string" calcext:value-type="string">
            <text:p>بند </text:p>
          </table:table-cell>
          <table:table-cell table:style-name="ce17" table:number-columns-repeated="1022"/>
        </table:table-row>
        <table:table-row table:style-name="ro1">
          <table:table-cell table:style-name="ce17" office:value-type="string" calcext:value-type="string">
            <text:p>finger tips</text:p>
          </table:table-cell>
          <table:table-cell table:style-name="ce17" office:value-type="string" calcext:value-type="string">
            <text:p>انگلی کے پور</text:p>
          </table:table-cell>
          <table:table-cell table:style-name="ce17" table:number-columns-repeated="1022"/>
        </table:table-row>
        <table:table-row table:style-name="ro1">
          <table:table-cell table:style-name="ce17" office:value-type="string" calcext:value-type="string">
            <text:p>finite processes</text:p>
          </table:table-cell>
          <table:table-cell table:style-name="ce17" office:value-type="string" calcext:value-type="string">
            <text:p>متناہی چال</text:p>
          </table:table-cell>
          <table:table-cell table:style-name="ce17" table:number-columns-repeated="1022"/>
        </table:table-row>
        <table:table-row table:style-name="ro1">
          <table:table-cell table:style-name="ce17" office:value-type="string" calcext:value-type="string">
            <text:p>finite sum</text:p>
          </table:table-cell>
          <table:table-cell table:style-name="ce17" office:value-type="string" calcext:value-type="string">
            <text:p>متناہی مجموعہ</text:p>
          </table:table-cell>
          <table:table-cell table:style-name="ce17" table:number-columns-repeated="1022"/>
        </table:table-row>
        <table:table-row table:style-name="ro1">
          <table:table-cell table:style-name="ce17" office:value-type="string" calcext:value-type="string">
            <text:p>Finland</text:p>
          </table:table-cell>
          <table:table-cell table:style-name="ce17" office:value-type="string" calcext:value-type="string">
            <text:p>فن لینڈ</text:p>
          </table:table-cell>
          <table:table-cell table:style-name="ce17" table:number-columns-repeated="1022"/>
        </table:table-row>
        <table:table-row table:style-name="ro1">
          <table:table-cell table:style-name="ce17" office:value-type="string" calcext:value-type="string">
            <text:p>fired, to fire (a gun etc)</text:p>
          </table:table-cell>
          <table:table-cell table:style-name="ce17" office:value-type="string" calcext:value-type="string">
            <text:p>داغا، داغنا</text:p>
          </table:table-cell>
          <table:table-cell table:style-name="ce17" table:number-columns-repeated="1022"/>
        </table:table-row>
        <table:table-row table:style-name="ro1">
          <table:table-cell table:style-name="ce17" office:value-type="string" calcext:value-type="string">
            <text:p>fishing line</text:p>
          </table:table-cell>
          <table:table-cell table:style-name="ce17" office:value-type="string" calcext:value-type="string">
            <text:p>ماہی گیری کی ڈوری</text:p>
          </table:table-cell>
          <table:table-cell table:style-name="ce17" table:number-columns-repeated="1022"/>
        </table:table-row>
        <table:table-row table:style-name="ro1">
          <table:table-cell table:style-name="ce17" office:value-type="string" calcext:value-type="string">
            <text:p>fission</text:p>
          </table:table-cell>
          <table:table-cell table:style-name="ce17" office:value-type="string" calcext:value-type="string">
            <text:p>انشقاق</text:p>
          </table:table-cell>
          <table:table-cell table:style-name="ce17" table:number-columns-repeated="1022"/>
        </table:table-row>
        <table:table-row table:style-name="ro1">
          <table:table-cell table:style-name="ce17" office:value-type="string" calcext:value-type="string">
            <text:p>fissure</text:p>
          </table:table-cell>
          <table:table-cell table:style-name="ce17" office:value-type="string" calcext:value-type="string">
            <text:p>شگاف</text:p>
          </table:table-cell>
          <table:table-cell table:style-name="ce17" table:number-columns-repeated="1022"/>
        </table:table-row>
        <table:table-row table:style-name="ro1">
          <table:table-cell table:style-name="ce17" office:value-type="string" calcext:value-type="string">
            <text:p>fire fighter</text:p>
          </table:table-cell>
          <table:table-cell table:style-name="ce17" office:value-type="string" calcext:value-type="string">
            <text:p>آگ بجھانے والا</text:p>
          </table:table-cell>
          <table:table-cell table:style-name="ce17" table:number-columns-repeated="1022"/>
        </table:table-row>
        <table:table-row table:style-name="ro1">
          <table:table-cell table:style-name="ce17" office:value-type="string" calcext:value-type="string">
            <text:p>fireworks</text:p>
          </table:table-cell>
          <table:table-cell table:style-name="ce17" office:value-type="string" calcext:value-type="string">
            <text:p>آتش بازی</text:p>
          </table:table-cell>
          <table:table-cell table:style-name="ce17" table:number-columns-repeated="1022"/>
        </table:table-row>
        <table:table-row table:style-name="ro1">
          <table:table-cell table:style-name="ce17" office:value-type="string" calcext:value-type="string">
            <text:p>first, second, third, fourth</text:p>
          </table:table-cell>
          <table:table-cell table:style-name="ce17" office:value-type="string" calcext:value-type="string">
            <text:p>اول، دوم، سوم، چہارم (چہارمی، چہارمیں)</text:p>
          </table:table-cell>
          <table:table-cell table:style-name="ce17" table:number-columns-repeated="1022"/>
        </table:table-row>
        <table:table-row table:style-name="ro1">
          <table:table-cell table:style-name="ce17" office:value-type="string" calcext:value-type="string">
            <text:p>first fundamental form (maths area)</text:p>
          </table:table-cell>
          <table:table-cell table:style-name="ce17" office:value-type="string" calcext:value-type="string">
            <text:p>بینادی صورت اول</text:p>
          </table:table-cell>
          <table:table-cell table:style-name="ce17" table:number-columns-repeated="1022"/>
        </table:table-row>
        <table:table-row table:style-name="ro1">
          <table:table-cell office:value-type="string" calcext:value-type="string">
            <text:p>first order equation</text:p>
          </table:table-cell>
          <table:table-cell table:style-name="ce17"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17"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 پکا جڑا، جکڑ بند، ساک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axis</text:p>
          </table:table-cell>
          <table:table-cell office:value-type="string" calcext:value-type="string">
            <text:p>مقررہ محور</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car (rail car that is open)</text:p>
          </table:table-cell>
          <table:table-cell office:value-type="string" calcext:value-type="string">
            <text:p>کھلی ریل گاڑی</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لچکیلی،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text:p>
          </table:table-cell>
          <table:table-cell office:value-type="string" calcext:value-type="string">
            <text:p>فرش</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orescence</text:p>
          </table:table-cell>
          <table:table-cell office:value-type="string" calcext:value-type="string">
            <text:p>ثانوی درخشاں</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lywheel</text:p>
          </table:table-cell>
          <table:table-cell office:value-type="string" calcext:value-type="string">
            <text:p>اڑن پہیہ</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 توجہ کا مرکز ہو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ce146"/>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 [fractional]</text:p>
          </table:table-cell>
          <table:table-cell office:value-type="string" calcext:value-type="string">
            <text:p>کسر، کسور، [کسری]</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نسبت عیب دار</text:p>
          </table:table-cell>
          <table:table-cell table:number-columns-repeated="1022"/>
        </table:table-row>
        <table:table-row table:style-name="ro1">
          <table:table-cell office:value-type="string" calcext:value-type="string">
            <text:p>fractional change</text:p>
          </table:table-cell>
          <table:table-cell office:value-type="string" calcext:value-type="string">
            <text:p>کسری تبدیلی</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 <text:span text:style-name="T9">زاوی</text:span></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17"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ce146"/>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ce146"/>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crum</text:p>
          </table:table-cell>
          <table:table-cell office:value-type="string" calcext:value-type="string">
            <text:p>ٹیک </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knowing acceleration as a function of time</text:p>
          </table:table-cell>
          <table:table-cell office:value-type="string" calcext:value-type="string">
            <text:p>اسراع کو وقت کا تفاعل جانتے ہوئے</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strain gauge</text:p>
          </table:table-cell>
          <table:table-cell office:value-type="string" calcext:value-type="string">
            <text:p>بگاڑ پیما</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82"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17"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17"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17"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ophone</text:p>
          </table:table-cell>
          <table:table-cell office:value-type="string" calcext:value-type="string">
            <text:p>گراموفون</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1">
          <table:table-cell office:value-type="string" calcext:value-type="string">
            <text:p>greatest first (often used in questions when ranking answers)</text:p>
          </table:table-cell>
          <table:table-cell office:value-type="string" calcext:value-type="string">
            <text:p>اعظم اول رکھ کر، یا اعضم قیمت اول رکھ کر</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inder</text:p>
          </table:table-cell>
          <table:table-cell office:value-type="string" calcext:value-type="string">
            <text:p>ہتھ چکی، چکی</text:p>
          </table:table-cell>
          <table:table-cell table:number-columns-repeated="1022"/>
        </table:table-row>
        <table:table-row table:style-name="ro1">
          <table:table-cell office:value-type="string" calcext:value-type="string">
            <text:p>grindstone, grind stone</text:p>
          </table:table-cell>
          <table:table-cell office:value-type="string" calcext:value-type="string">
            <text:p>پاٹ</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ove</text:p>
          </table:table-cell>
          <table:table-cell office:value-type="string" calcext:value-type="string">
            <text:p>جھری</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17"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17" office:value-type="string" calcext:value-type="string">
            <text:p><text:span text:style-name="T3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text:span text:style-name="T25">محافظ پٹڑی</text:span>، <text:span text:style-name="T9">محافظ پٹری</text:span></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ck saw</text:p>
          </table:table-cell>
          <table:table-cell office:value-type="string" calcext:value-type="string">
            <text:p>دستی آرا</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7"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 <text:span text:style-name="T9">نوعی حری استعداد</text:span></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lsinki</text:p>
          </table:table-cell>
          <table:table-cell office:value-type="string" calcext:value-type="string">
            <text:p>ہلسنکی</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17" office:value-type="string" calcext:value-type="string">
            <text:p>اعضم درجہ</text:p>
          </table:table-cell>
          <table:table-cell table:style-name="ce66"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text:span text:style-name="T9">خلو</text:span>، [الیکٹران]</text:p>
          </table:table-cell>
          <table:table-cell table:number-columns-repeated="3"/>
          <table:table-cell office:value-type="string" calcext:value-type="string">
            <text:p>ind phy dic</text:p>
          </table:table-cell>
          <table:table-cell table:number-columns-repeated="1018"/>
        </table:table-row>
        <table:table-row table:style-name="ro1">
          <table:table-cell office:value-type="string" calcext:value-type="string">
            <text:p>hole {english}</text:p>
          </table:table-cell>
          <table:table-cell office:value-type="string" calcext:value-type="string">
            <text:p>سوراخ</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op</text:p>
          </table:table-cell>
          <table:table-cell office:value-type="string" calcext:value-type="string">
            <text:p>گھیرا</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b (of wheel)</text:p>
          </table:table-cell>
          <table:table-cell office:value-type="string" calcext:value-type="string">
            <text:p>نابھ</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17"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17"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17"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17"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ا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5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09"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97"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2">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30">فرضی عدد</text:span>، <text:span text:style-name="T17">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ied</text:p>
          </table:table-cell>
          <table:table-cell office:value-type="string" calcext:value-type="string">
            <text:p>مضمر</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change</text:p>
          </table:table-cell>
          <table:table-cell office:value-type="string" calcext:value-type="string">
            <text:p>معموعلی تبدیلی</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 [induction, inductive] </text:p>
          </table:table-cell>
          <table:table-cell office:value-type="string" calcext:value-type="string">
            <text:p>الکراجی ماخوذ، ریاضی ماخوذ،<text:span text:style-name="T9">[ترغیب، ترغیبی]</text:span></text:p>
          </table:table-cell>
          <table:table-cell office:value-type="string" calcext:value-type="string">
            <text:p>Abu Bakr ibn Muhammad ibn al Husayn al Karaji [953-1030]</text:p>
          </table:table-cell>
          <table:table-cell table:number-columns-repeated="2"/>
          <table:table-cell office:value-type="string" calcext:value-type="string">
            <text:p>ind phy dic</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 rotational inertia, [rotational kinetic energy]</text:p>
          </table:table-cell>
          <table:table-cell office:value-type="string" calcext:value-type="string">
            <text:p>جمود، <text:s/>گھمیری جمود، [گھمیری حرکی توانائی]</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number-columns-repeated="62"/>
          <table:table-cell table:style-name="ce5" table:number-columns-repeated="960"/>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1">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0"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4" office:value-type="string" calcext:value-type="string">
            <text:p><text:span text:style-name="T30">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0"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0"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82"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82"/>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82"/>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82"/>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82"/>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101" office:value-type="string" calcext:value-type="string">
            <text:p>باہمی تحریف؛ خطی باہمی تحریف، ورائی تحریف</text:p>
          </table:table-cell>
          <table:table-cell table:style-name="ce17"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17"/>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17"/>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1">درون سالمی</text:span>، <text:span text:style-name="T32">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115"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5"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5"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5"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17" office:value-type="string" calcext:value-type="string">
            <text:p><text:span text:style-name="T30">آئن</text:span>، <text:span text:style-name="T22">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17" office:value-type="string" calcext:value-type="string">
            <text:p><text:span text:style-name="T30">بارداری عمل، </text:span><text:span text:style-name="T22">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17"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19"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19" office:value-type="string" calcext:value-type="string">
            <text:p>جدا، جدا کار، جدا کاری، [جدا شدہ]</text:p>
          </table:table-cell>
          <table:table-cell table:number-columns-repeated="1022"/>
        </table:table-row>
        <table:table-row table:style-name="ro1">
          <table:table-cell table:style-name="ce49" office:value-type="string" calcext:value-type="string">
            <text:p>isolated system</text:p>
          </table:table-cell>
          <table:table-cell table:style-name="ce61"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3">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4">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y, italian</text:p>
          </table:table-cell>
          <table:table-cell office:value-type="string" calcext:value-type="string">
            <text:p>اطالیہ، 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ournal</text:p>
          </table:table-cell>
          <table:table-cell office:value-type="string" calcext:value-type="string">
            <text:p>جریدہ</text:p>
          </table:table-cell>
          <table:table-cell table:number-columns-repeated="1022"/>
        </table:table-row>
        <table:table-row table:style-name="ro1">
          <table:table-cell office:value-type="string" calcext:value-type="string">
            <text:p>jump </text:p>
          </table:table-cell>
          <table:table-cell office:value-type="string" calcext:value-type="string">
            <text:p>کودنا</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typewriter keys or keys on keyboard)</text:p>
          </table:table-cell>
          <table:table-cell office:value-type="string" calcext:value-type="string">
            <text:p>کلید</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key ideas, key point</text:p>
          </table:table-cell>
          <table:table-cell office:value-type="string" calcext:value-type="string">
            <text:p>اہم تصورات، اہم نکات، <text:span text:style-name="T35">کلیدی نکتہ یا نکات، کلیدی تصور</text:span></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nife edge</text:p>
          </table:table-cell>
          <table:table-cell office:value-type="string" calcext:value-type="string">
            <text:p>تلوار کی دھار</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17"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17"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49" office:value-type="string" calcext:value-type="string">
            <text:p>عرف</text:p>
          </table:table-cell>
          <table:table-cell table:number-columns-repeated="1022"/>
        </table:table-row>
        <table:table-row table:style-name="ro1">
          <table:table-cell office:value-type="string" calcext:value-type="string">
            <text:p>ladder</text:p>
          </table:table-cell>
          <table:table-cell table:style-name="ce57" office:value-type="string" calcext:value-type="string">
            <text:p>سیڑھی</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61"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61" office:value-type="string" calcext:value-type="string">
            <text:p>وقت میں پس قدم</text:p>
          </table:table-cell>
          <table:table-cell table:number-columns-repeated="3"/>
          <table:table-cell table:style-name="ce146"/>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97"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97"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2">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 landing, [take off]</text:p>
          </table:table-cell>
          <table:table-cell office:value-type="string" calcext:value-type="string">
            <text:p>اتار، اٹھان</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یا <text:span text:style-name="T9">جالی</text:span>، [جنگلہ]</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 upper layer</text:p>
          </table:table-cell>
          <table:table-cell office:value-type="string" calcext:value-type="string">
            <text:p>پرت، بالا پرت</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er</text:p>
          </table:table-cell>
          <table:table-cell office:value-type="string" calcext:value-type="string">
            <text:p>سرخیل</text:p>
          </table:table-cell>
          <table:table-cell table:number-columns-repeated="1022"/>
        </table:table-row>
        <table:table-row table:style-name="ro1">
          <table:table-cell office:value-type="string" calcext:value-type="string">
            <text:p>leading angle</text:p>
          </table:table-cell>
          <table:table-cell table:style-name="ce97"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97"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1">
          <table:table-cell office:value-type="string" calcext:value-type="string">
            <text:p>level ground [flat ground] {english usage}</text:p>
          </table:table-cell>
          <table:table-cell office:value-type="string" calcext:value-type="string">
            <text:p>برابر زمین، <text:span text:style-name="T9">استوا سطح</text:span></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 <text:span text:style-name="T9">استوا سطح</text:span></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table:style-name="ce49" office:value-type="string" calcext:value-type="string">
            <text:p>must change to استوا</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8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6">رصہ زندگی</text:span>، عرصہ حیات</text:p>
          </table:table-cell>
          <table:table-cell table:number-columns-repeated="1022"/>
        </table:table-row>
        <table:table-row table:style-name="ro1">
          <table:table-cell table:style-name="ce51" office:value-type="string" calcext:value-type="string">
            <text:p>lift, elevator</text:p>
          </table:table-cell>
          <table:table-cell table:style-name="ce51" office:value-type="string" calcext:value-type="string">
            <text:p><text:span text:style-name="T21">مصعد  (صعود اور نزول سے ماخوذ)، لفٹ، </text:span><text:span text:style-name="T6">بلند کُن</text:span></text:p>
          </table:table-cell>
          <table:table-cell table:style-name="ce51" office:value-type="string" calcext:value-type="string">
            <text:p>used in arab countries</text:p>
          </table:table-cell>
          <table:table-cell table:style-name="ce51" table:number-columns-repeated="61"/>
          <table:table-cell table:style-name="ce149"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house</text:p>
          </table:table-cell>
          <table:table-cell office:value-type="string" calcext:value-type="string">
            <text:p>منارہ نور</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70"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3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97"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97"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ked: locked wheels, tyres</text:p>
          </table:table-cell>
          <table:table-cell office:value-type="string" calcext:value-type="string">
            <text:p>جکڑ بند پہیے</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66"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op-the-loop</text:p>
          </table:table-cell>
          <table:table-cell table:style-name="ce49"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7">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unar</text:p>
          </table:table-cell>
          <table:table-cell office:value-type="string" calcext:value-type="string">
            <text:p>قمر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text:p>
          </table:table-cell>
          <table:table-cell office:value-type="string" calcext:value-type="string">
            <text:p>کل</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61"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61"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61"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ipulate</text:p>
          </table:table-cell>
          <table:table-cell office:value-type="string" calcext:value-type="string">
            <text:p>سلجھانا</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ble, marbles</text:p>
          </table:table-cell>
          <table:table-cell office:value-type="string" calcext:value-type="string">
            <text:p>کنچا۔ کنچے</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7"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17"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7"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17"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122"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123"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al, [steel],{ iron}</text:p>
          </table:table-cell>
          <table:table-cell office:value-type="string" calcext:value-type="string">
            <text:p>دھات، [فولاد]، {لوہا}</text:p>
          </table:table-cell>
          <table:table-cell table:number-columns-repeated="1022"/>
        </table:table-row>
        <table:table-row table:style-name="ro1">
          <table:table-cell office:value-type="string" calcext:value-type="string">
            <text:p>meteor</text:p>
          </table:table-cell>
          <table:table-cell office:value-type="string" calcext:value-type="string">
            <text:p>شہاب</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eorological</text:p>
          </table:table-cell>
          <table:table-cell office:value-type="string" calcext:value-type="string">
            <text:p>موسمیاتی</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micron]</text:p>
          </table:table-cell>
          <table:table-cell office:value-type="string" calcext:value-type="string">
            <text:p>مائیکرو ،[مائیکران]</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8">علامت</text:span>، منفی <text:span text:style-name="T6">نشان</text:span>، جمع کی <text:span text:style-name="T39">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6">، گہرائی پر حرکت پذیری</text:span>،<text:span text:style-name="T22">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5"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e, air module (that measures some aspect of air)</text:p>
          </table:table-cell>
          <table:table-cell office:value-type="string" calcext:value-type="string">
            <text:p>مقیاسہ، مقیاسہ الہوا</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table:style-name="ce57" office:value-type="string" calcext:value-type="string">
            <text:p>مروڑی اثر کا بازو، قوت مروڑ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2">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30">یک سُر تفاعل</text:span>، <text:span text:style-name="T22">یک کیفی تفاعل</text:span></text:p>
          </table:table-cell>
          <table:table-cell table:number-columns-repeated="1022"/>
        </table:table-row>
        <table:table-row table:style-name="ro1">
          <table:table-cell office:value-type="string" calcext:value-type="string">
            <text:p>moose</text:p>
          </table:table-cell>
          <table:table-cell office:value-type="string" calcext:value-type="string">
            <text:p>بارہ سنگا</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 [tendons]</text:p>
          </table:table-cell>
          <table:table-cell office:value-type="string" calcext:value-type="string">
            <text:p>عضلہ، عضلات، [پٹھا، پٹھے]</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unted</text:p>
          </table:table-cell>
          <table:table-cell office:value-type="string" calcext:value-type="string">
            <text:p>نصب ہونا</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66"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17"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med; lettered, [lettered points]</text:p>
          </table:table-cell>
          <table:table-cell office:value-type="string" calcext:value-type="string">
            <text:p>نام زد؛ حرف سے موسوم، <text:s/>[حرفی نقطے]، حرف وار، حرف دار</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bula, crab nebula</text:p>
          </table:table-cell>
          <table:table-cell office:value-type="string" calcext:value-type="string">
            <text:p>سدیم، سدیم السرطان</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49"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6"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9">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40">خالص قوت</text:span></text:p>
          </table:table-cell>
          <table:table-cell table:number-columns-repeated="1022"/>
        </table:table-row>
        <table:table-row table:style-name="ro1">
          <table:table-cell office:value-type="string" calcext:value-type="string">
            <text:p>net, [gross]</text:p>
          </table:table-cell>
          <table:table-cell table:style-name="ce61" office:value-type="string" calcext:value-type="string">
            <text:p><text:span text:style-name="T41">خالص</text:span>،<text:span text:style-name="T9">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 حری شور،<text:span text:style-name="T9"> تاپ شور</text:span></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6">،</text:span><text:span text:style-name="T12">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17"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17" office:value-type="string" calcext:value-type="string">
            <text:p>معمول شدہ</text:p>
          </table:table-cell>
          <table:table-cell office:value-type="string" calcext:value-type="string">
            <text:p><text:span text:style-name="T36">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17"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se: nose of plane</text:p>
          </table:table-cell>
          <table:table-cell office:value-type="string" calcext:value-type="string">
            <text:p>جہاز کا منہ</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text:span text:style-name="T27">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ozzle</text:p>
          </table:table-cell>
          <table:table-cell office:value-type="string" calcext:value-type="string">
            <text:p>ٹونٹی</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 مرائی مرکزہ، <text:span text:style-name="T9">والدینی مرکزہ، دختر مرکزہ</text:span></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6">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101"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1"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 lettered</text:p>
          </table:table-cell>
          <table:table-cell office:value-type="string" calcext:value-type="string">
            <text:p>گنتی دار، حرف دار ؟؟</text:p>
          </table:table-cell>
          <table:table-cell table:number-columns-repeated="1022"/>
        </table:table-row>
        <table:table-row table:style-name="ro1">
          <table:table-cell table:style-name="ce49" office:value-type="string" calcext:value-type="string">
            <text:p>numbered</text:p>
          </table:table-cell>
          <table:table-cell office:value-type="string" calcext:value-type="string">
            <text:p>شمار، <text:span text:style-name="T9">شمارہ، (شمارہ گنتی وار گنتی کو کہتے ہیں)</text:span></text:p>
          </table:table-cell>
          <table:table-cell table:number-columns-repeated="1022"/>
        </table:table-row>
        <table:table-row table:style-name="ro1">
          <table:table-cell table:style-name="ce49" office:value-type="string" calcext:value-type="string">
            <text:p>number: to number something</text:p>
          </table:table-cell>
          <table:table-cell table:style-name="ce49" office:value-type="string" calcext:value-type="string">
            <text:p>شمارہ لگانا</text:p>
          </table:table-cell>
          <table:table-cell table:number-columns-repeated="1022"/>
        </table:table-row>
        <table:table-row table:style-name="ro1">
          <table:table-cell table:style-name="ce57" office:value-type="string" calcext:value-type="string">
            <text:p>number: equation number</text:p>
          </table:table-cell>
          <table:table-cell table:style-name="ce57" office:value-type="string" calcext:value-type="string">
            <text:p>مساوات شمار</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3"/>
          <table:table-cell office:value-type="string" calcext:value-type="string">
            <text:p>گنتی دار؟؟</text:p>
          </table:table-cell>
          <table:table-cell table:number-columns-repeated="1018"/>
        </table:table-row>
        <table:table-row table:style-name="ro1">
          <table:table-cell office:value-type="string" calcext:value-type="string">
            <text:p>nut cracker, nutcracker</text:p>
          </table:table-cell>
          <table:table-cell office:value-type="string" calcext:value-type="string">
            <text:p>سروتا</text:p>
          </table:table-cell>
          <table:table-cell table:number-columns-repeated="1022"/>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e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98" office:value-type="string" calcext:value-type="string">
            <text:p><text:span text:style-name="T11">، [</text:span><text:span text:style-name="T12">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2">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66"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17"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17"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7">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 <text:span text:style-name="T9">زاوی</text:span></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9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9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iginal; continue in original direction</text:p>
          </table:table-cell>
          <table:table-cell office:value-type="string" calcext:value-type="string">
            <text:p>اصل؛ رخ برقرار رکھن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9">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99"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2">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5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5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ncake collapse of buildings</text:p>
          </table:table-cell>
          <table:table-cell office:value-type="string" calcext:value-type="string">
            <text:p>پرت دار انہدام</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7"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17"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17"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17" office:value-type="string" calcext:value-type="string">
            <text:p>رکع، رکوع، <text:span text:style-name="T9">نثر پارہ</text:span>، بند</text:p>
          </table:table-cell>
          <table:table-cell table:number-columns-repeated="1022"/>
        </table:table-row>
        <table:table-row table:style-name="ro1">
          <table:table-cell office:value-type="string" calcext:value-type="string">
            <text:p>parahelium</text:p>
          </table:table-cell>
          <table:table-cell table:style-name="ce17"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17"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17"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17"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17"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17"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17"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3" office:value-type="string" calcext:value-type="string">
            <text:p>پاسکل تکون، <text:span text:style-name="T43">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3"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123"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127"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28"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73"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73"/>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ause, brief pause</text:p>
          </table:table-cell>
          <table:table-cell office:value-type="string" calcext:value-type="string">
            <text:p>توقف، مختصر توقف</text:p>
          </table:table-cell>
          <table:table-cell table:number-columns-repeated="1022"/>
        </table:table-row>
        <table:table-row table:style-name="ro1">
          <table:table-cell office:value-type="string" calcext:value-type="string">
            <text:p>payload capsule</text:p>
          </table:table-cell>
          <table:table-cell office:value-type="string" calcext:value-type="string">
            <text:p>ساز و سامان کی ڈبی</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 فراز</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dal</text:p>
          </table:table-cell>
          <table:table-cell office:value-type="string" calcext:value-type="string">
            <text:p>پائیدان</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17" office:value-type="string" calcext:value-type="string">
            <text:p><text:span text:style-name="T23">لٹکن</text:span>، <text:span text:style-name="T44">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guin</text:p>
          </table:table-cell>
          <table:table-cell table:style-name="ce17" office:value-type="string" calcext:value-type="string">
            <text:p>پینگوین</text:p>
          </table:table-cell>
          <table:table-cell table:number-columns-repeated="1022"/>
        </table:table-row>
        <table:table-row table:style-name="ro1">
          <table:table-cell office:value-type="string" calcext:value-type="string">
            <text:p>penicillin</text:p>
          </table:table-cell>
          <table:table-cell table:style-name="ce17"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17"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 <text:span text:style-name="T9">عمود دار</text:span></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17" office:value-type="string" calcext:value-type="string">
            <text:p><text:span text:style-name="T30">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17"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17"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17"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17"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17"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17"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17"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17" office:value-type="string" calcext:value-type="string">
            <text:p>دوری سمتیہ</text:p>
          </table:table-cell>
          <table:table-cell table:style-name="ce17"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17"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hysics: what is physics</text:p>
          </table:table-cell>
          <table:table-cell office:value-type="string" calcext:value-type="string">
            <text:p>طبیعیات کس کو کہتے ہیں؛ طبیعیات کیا ہے</text:p>
          </table:table-cell>
          <table:table-cell table:number-columns-repeated="1022"/>
        </table:table-row>
        <table:table-row table:style-name="ro1">
          <table:table-cell office:value-type="string" calcext:value-type="string">
            <text:p>pica, point, inch,yard, furlong,mile, rod, chain</text:p>
          </table:table-cell>
          <table:table-cell office:value-type="string" calcext:value-type="string">
            <text:p>پیکا، نقطہ، گز، فرلانگ،میل،عصا، زنجیر</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text:p>
          </table:table-cell>
          <table:table-cell office:value-type="string" calcext:value-type="string">
            <text:p>گھاٹ</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 [pivoted at]</text:p>
          </table:table-cell>
          <table:table-cell office:value-type="string" calcext:value-type="string">
            <text:p>چول، چول دار، [کا چول <text:s/>الف پر پایا جاتا ہے]</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ivot point (for a rod that is pivoted at a point)</text:p>
          </table:table-cell>
          <table:table-cell office:value-type="string" calcext:value-type="string">
            <text:p>نقطہ 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70"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70"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17"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stic</text:p>
          </table:table-cell>
          <table:table-cell office:value-type="string" calcext:value-type="string">
            <text:p>پلاسٹک، [نرم]</text:p>
          </table:table-cell>
          <table:table-cell table:number-columns-repeated="1022"/>
        </table:table-row>
        <table:table-row table:style-name="ro1">
          <table:table-cell office:value-type="string" calcext:value-type="string">
            <text:p>plastic record</text:p>
          </table:table-cell>
          <table:table-cell office:value-type="string" calcext:value-type="string">
            <text:p>پلاسٹک نوشتہ ؟؟</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e</text:p>
          </table:table-cell>
          <table:table-cell office:value-type="string" calcext:value-type="string">
            <text:p>مستوا</text:p>
          </table:table-cell>
          <table:table-cell table:number-columns-repeated="1022"/>
        </table:table-row>
        <table:table-row table:style-name="ro1">
          <table:table-cell office:value-type="string" calcext:value-type="string">
            <text:p>pla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inth</text:p>
          </table:table-cell>
          <table:table-cell office:value-type="string" calcext:value-type="string">
            <text:p>پایہ</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7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lystyrene</text:p>
          </table:table-cell>
          <table:table-cell office:value-type="string" calcext:value-type="string">
            <text:p>پالی اسٹرن</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rt, dry port</text:p>
          </table:table-cell>
          <table:table-cell office:value-type="string" calcext:value-type="string">
            <text:p>بندر گاہ، خشک بندر گاہ</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107"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2"> مخفیہ، مخفیے</text:span></text:p>
          </table:table-cell>
          <table:table-cell table:style-name="ce17"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17"/>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17" office:value-type="string" calcext:value-type="string">
            <text:p>نظریہ مخفی قوہ، <text:span text:style-name="T20">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3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ession</text:p>
          </table:table-cell>
          <table:table-cell office:value-type="string" calcext:value-type="string">
            <text:p>استقبالی حرکت</text:p>
          </table:table-cell>
          <table:table-cell table:number-columns-repeated="3"/>
          <table:table-cell office:value-type="string" calcext:value-type="string">
            <text:p><text:span text:style-name="T9">تقدیم</text:span>، ind math dic</text:p>
          </table:table-cell>
          <table:table-cell table:number-columns-repeated="1018"/>
        </table:table-row>
        <table:table-row table:style-name="ro1">
          <table:table-cell office:value-type="string" calcext:value-type="string">
            <text:p>precession rate</text:p>
          </table:table-cell>
          <table:table-cell office:value-type="string" calcext:value-type="string">
            <text:p>استقبالی حرکت کی شرح</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استقبالی حرکت کی شرح</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40"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40"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40"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 <text:span text:style-name="T9">زمانی منشور</text:span></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17"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17"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40">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70"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13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36"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ck</text:p>
          </table:table-cell>
          <table:table-cell office:value-type="string" calcext:value-type="string">
            <text:p>قرص</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text:span text:style-name="T25">چرخا</text:span>، گھرنی، <text:span text:style-name="T9">جرثقی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ulse, [heartbeat]</text:p>
          </table:table-cell>
          <table:table-cell office:value-type="string" calcext:value-type="string">
            <text:p>نبض، [دھڑکن]، تڑپ</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tty</text:p>
          </table:table-cell>
          <table:table-cell office:value-type="string" calcext:value-type="string">
            <text:p>لبد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5">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 radian measure</text:p>
          </table:table-cell>
          <table:table-cell office:value-type="string" calcext:value-type="string">
            <text:p>ریڈیئن، ریڈیئن ناپ</text:p>
          </table:table-cell>
          <table:table-cell table:number-columns-repeated="1022"/>
        </table:table-row>
        <table:table-row table:style-name="ro1">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1">
          <table:table-cell office:value-type="string" calcext:value-type="string">
            <text:p>radiation (noun), [radiation (verb)], {emission}</text:p>
          </table:table-cell>
          <table:table-cell table:style-name="ce98"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text:span text:style-name="T25">پٹڑی</text:span>، <text:span text:style-name="T9">پٹری</text:span></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17" office:value-type="string" calcext:value-type="string">
            <text:p>بلا منصوبہ</text:p>
          </table:table-cell>
          <table:table-cell table:style-name="ce17"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17" office:value-type="string" calcext:value-type="string">
            <text:p>پیدا کار بلا منصوبہ اعداد</text:p>
          </table:table-cell>
          <table:table-cell table:style-name="ce17"/>
          <table:table-cell table:number-columns-repeated="1021"/>
        </table:table-row>
        <table:table-row table:style-name="ro1">
          <table:table-cell office:value-type="string" calcext:value-type="string">
            <text:p>Range (of domain)</text:p>
          </table:table-cell>
          <table:table-cell table:style-name="ce17"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1"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17" office:value-type="string" calcext:value-type="string">
            <text:p>شعاع، کرن</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17"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17"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17" office:value-type="string" calcext:value-type="string">
            <text:p>اچھلنا، پلٹنا</text:p>
          </table:table-cell>
          <table:table-cell table:number-columns-repeated="1022"/>
        </table:table-row>
        <table:table-row table:style-name="ro1">
          <table:table-cell office:value-type="string" calcext:value-type="string">
            <text:p>record: vinyl record (used <text:s/>in gramophone)</text:p>
          </table:table-cell>
          <table:table-cell table:style-name="ce17" office:value-type="string" calcext:value-type="string">
            <text:p>گراموفون کی  <text:span text:style-name="T9">تھالی</text:span></text:p>
          </table:table-cell>
          <table:table-cell table:number-columns-repeated="1022"/>
        </table:table-row>
        <table:table-row table:style-name="ro1">
          <table:table-cell office:value-type="string" calcext:value-type="string">
            <text:p>record (written document), to record</text:p>
          </table:table-cell>
          <table:table-cell table:style-name="ce17" office:value-type="string" calcext:value-type="string">
            <text:p>نوشتہ، نوشت کرنا</text:p>
          </table:table-cell>
          <table:table-cell table:number-columns-repeated="1022"/>
        </table:table-row>
        <table:table-row table:style-name="ro1">
          <table:table-cell office:value-type="string" calcext:value-type="string">
            <text:p>record, [recorded]</text:p>
          </table:table-cell>
          <table:table-cell table:style-name="ce17" office:value-type="string" calcext:value-type="string">
            <text:p>قلم بند، [کشف کیے گئے]</text:p>
          </table:table-cell>
          <table:table-cell table:number-columns-repeated="1022"/>
        </table:table-row>
        <table:table-row table:style-name="ro1">
          <table:table-cell office:value-type="string" calcext:value-type="string">
            <text:p>record: recorder, [recorded], {get recorded}</text:p>
          </table:table-cell>
          <table:table-cell table:style-name="ce17" office:value-type="string" calcext:value-type="string">
            <text:p>مُرتَسِم، [مُرتَسَم]، {مُرتَسِم ہونا}</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107"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61"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98"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 <text:span text:style-name="T9">بعید پیما تاپ</text:span></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 [repetitive]</text:p>
          </table:table-cell>
          <table:table-cell office:value-type="string" calcext:value-type="string">
            <text:p>دہرانا، دہرا جزو، تکرار، [تکراری]</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arding</text:p>
          </table:table-cell>
          <table:table-cell office:value-type="string" calcext:value-type="string">
            <text:p>آہستہ کن</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de: one ride on a merry go round</text:p>
          </table:table-cell>
          <table:table-cell office:value-type="string" calcext:value-type="string">
            <text:p>جھولنا کا پھیر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igidity], {non rigid}</text:p>
          </table:table-cell>
          <table:table-cell office:value-type="string" calcext:value-type="string">
            <text:p>استوار، [استواریت]، {نا استوار}</text:p>
          </table:table-cell>
          <table:table-cell table:number-columns-repeated="1022"/>
        </table:table-row>
        <table:table-row table:style-name="ro1">
          <table:table-cell office:value-type="string" calcext:value-type="string">
            <text:p>rigid body motion</text:p>
          </table:table-cell>
          <table:table-cell office:value-type="string" calcext:value-type="string">
            <text:p>استوار جسم کی حرکت</text:p>
          </table:table-cell>
          <table:table-cell table:number-columns-repeated="1022"/>
        </table:table-row>
        <table:table-row table:style-name="ro1">
          <table:table-cell office:value-type="string" calcext:value-type="string">
            <text:p>rigid fixture</text:p>
          </table:table-cell>
          <table:table-cell office:value-type="string" calcext:value-type="string">
            <text:p>استوار قائم گر</text:p>
          </table:table-cell>
          <table:table-cell table:number-columns-repeated="1022"/>
        </table:table-row>
        <table:table-row table:style-name="ro1">
          <table:table-cell office:value-type="string" calcext:value-type="string">
            <text:p>rigid rotor (quantum mech)</text:p>
          </table:table-cell>
          <table:table-cell table:style-name="ce57" office:value-type="string" calcext:value-type="string">
            <text:p>استوار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m </text:p>
          </table:table-cell>
          <table:table-cell office:value-type="string" calcext:value-type="string">
            <text:p>حلقہ، <text:span text:style-name="T9">چکا</text:span></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 <text:span text:style-name="T35">ہوائی بان</text:span></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like in roller bearing as against ball bearing)</text:p>
          </table:table-cell>
          <table:table-cell office:value-type="string" calcext:value-type="string">
            <text:p>بیلن؛ بیلن پہیا</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r skates, [skateboard]</text:p>
          </table:table-cell>
          <table:table-cell office:value-type="string" calcext:value-type="string">
            <text:p>پہیے دار جوتے، [پہیے دار تختہ]</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 to roll a ball</text:p>
          </table:table-cell>
          <table:table-cell table:style-name="ce49" office:value-type="string" calcext:value-type="string">
            <text:p>گیند لڑھکانا</text:p>
          </table:table-cell>
          <table:table-cell table:number-columns-repeated="1022"/>
        </table:table-row>
        <table:table-row table:style-name="ro1">
          <table:table-cell office:value-type="string" calcext:value-type="string">
            <text:p>rolling motion</text:p>
          </table:table-cell>
          <table:table-cell table:style-name="ce49" office:value-type="string" calcext:value-type="string">
            <text:p>لڑھکاؤ، لڑھکنی حرکت</text:p>
          </table:table-cell>
          <table:table-cell table:number-columns-repeated="1022"/>
        </table:table-row>
        <table:table-row table:style-name="ro1">
          <table:table-cell office:value-type="string" calcext:value-type="string">
            <text:p>roll: a ball that is rolling</text:p>
          </table:table-cell>
          <table:table-cell table:style-name="ce49" office:value-type="string" calcext:value-type="string">
            <text:p>لڑھکواں گیند</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rotation]</text:p>
          </table:table-cell>
          <table:table-cell office:value-type="string" calcext:value-type="string">
            <text:p>گھومنا، [گھماؤ]</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ator, [rotor], {rotating wave}</text:p>
          </table:table-cell>
          <table:table-cell table:style-name="ce49" office:value-type="string" calcext:value-type="string">
            <text:p>مدوریہ، [مدور]، {مدور موج}</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gh</text:p>
          </table:table-cell>
          <table:table-cell office:value-type="string" calcext:value-type="string">
            <text:p>کھردرا</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9">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17"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r: meter ruler, meter rod, meter stick</text:p>
          </table:table-cell>
          <table:table-cell office:value-type="string" calcext:value-type="string">
            <text:p>میٹر 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 <text:span text:style-name="T9">دایاں</text:span>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e: has the same mass</text:p>
          </table:table-cell>
          <table:table-cell office:value-type="string" calcext:value-type="string">
            <text:p>ان کی انفرادی کمیت برابر ہے۔</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 سیر ہونا</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 سیر شدہ</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aw: hack saw, table saw</text:p>
          </table:table-cell>
          <table:table-cell office:value-type="string" calcext:value-type="string">
            <text:p>دستی آرا، میز آرا</text:p>
          </table:table-cell>
          <table:table-cell table:number-columns-repeated="1022"/>
        </table:table-row>
        <table:table-row table:style-name="ro1">
          <table:table-cell office:value-type="string" calcext:value-type="string">
            <text:p>scaffolding, scaffold</text:p>
          </table:table-cell>
          <table:table-cell office:value-type="string" calcext:value-type="string">
            <text:p>پاڑ</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66"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66"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17"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66"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17" office:value-type="string" calcext:value-type="string">
            <text:p><text:span text:style-name="T3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17"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17"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17"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17" office:value-type="string" calcext:value-type="string">
            <text:p><text:span text:style-name="T4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17"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17"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17"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17"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17"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17"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en</text:p>
          </table:table-cell>
          <table:table-cell office:value-type="string" calcext:value-type="string">
            <text:p>پردہ</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73"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assembly</text:p>
          </table:table-cell>
          <table:table-cell office:value-type="string" calcext:value-type="string">
            <text:p>خؤد ساخت</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70"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 ایکس تین کے برابر رکھ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4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4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4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4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17"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17"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17"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57" office:value-type="string" calcext:value-type="string">
            <text:p>کاٹنا، <text:span text:style-name="T9">قینچ کرنا</text:span></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shear folding</text:p>
          </table:table-cell>
          <table:table-cell table:style-name="ce57" office:value-type="string" calcext:value-type="string">
            <text:p>قینچ تہہ</text:p>
          </table:table-cell>
          <table:table-cell table:number-columns-repeated="1022"/>
        </table:table-row>
        <table:table-row table:style-name="ro1">
          <table:table-cell office:value-type="string" calcext:value-type="string">
            <text:p>shear modulus</text:p>
          </table:table-cell>
          <table:table-cell table:style-name="ce57" office:value-type="string" calcext:value-type="string">
            <text:p>مقیاس قینچ</text:p>
          </table:table-cell>
          <table:table-cell table:number-columns-repeated="1022"/>
        </table:table-row>
        <table:table-row table:style-name="ro1">
          <table:table-cell office:value-type="string" calcext:value-type="string">
            <text:p>shearing force, shearing stress</text:p>
          </table:table-cell>
          <table:table-cell office:value-type="string" calcext:value-type="string">
            <text:p>جزی قوت، قینچ قوت، قینچ جب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 دور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beria, siberian</text:p>
          </table:table-cell>
          <table:table-cell office:value-type="string" calcext:value-type="string">
            <text:p>سائبیریا، [سائبیریائی]</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deways</text:p>
          </table:table-cell>
          <table:table-cell office:value-type="string" calcext:value-type="string">
            <text:p>پہلو کی طر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7"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17"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17"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17"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37"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70" office:value-type="string" calcext:value-type="string">
            <text:p>معنی خیز ہندسے</text:p>
          </table:table-cell>
          <table:table-cell table:style-name="ce66"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66"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17"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17"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17" office:value-type="string" calcext:value-type="string">
            <text:p>آواز روک</text:p>
          </table:table-cell>
          <table:table-cell table:number-columns-repeated="1022"/>
        </table:table-row>
        <table:table-row table:style-name="ro1">
          <table:table-cell office:value-type="string" calcext:value-type="string">
            <text:p>silver, [half silvered]</text:p>
          </table:table-cell>
          <table:table-cell table:style-name="ce17"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simplifying]</text:p>
          </table:table-cell>
          <table:table-cell table:style-name="ce17" office:value-type="string" calcext:value-type="string">
            <text:p>سہل بنانا، [سہل کن، سہل گیر]</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5"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text:p>
          </table:table-cell>
          <table:table-cell office:value-type="string" calcext:value-type="string">
            <text:p>اکلوتا، اکیلا، صرف ایک</text:p>
          </table:table-cell>
          <table:table-cell table:number-columns-repeated="1022"/>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17"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17"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138" office:value-type="string" calcext:value-type="string">
            <text:p> <text:span text:style-name="T7">صورت حال</text:span>، صورتحال، [صورت الف]</text:p>
          </table:table-cell>
          <table:table-cell table:style-name="ce115"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ate: roller skate, skates</text:p>
          </table:table-cell>
          <table:table-cell office:value-type="string" calcext:value-type="string">
            <text:p>پہیے دار تختہ، پھسلن تختہ</text:p>
          </table:table-cell>
          <table:table-cell table:number-columns-repeated="1022"/>
        </table:table-row>
        <table:table-row table:style-name="ro1">
          <table:table-cell office:value-type="string" calcext:value-type="string">
            <text:p>skis,skiing, [skier]</text:p>
          </table:table-cell>
          <table:table-cell table:style-name="ce49" office:value-type="string" calcext:value-type="string">
            <text:p>برف تختہ، برف رانی، [برف زن]</text:p>
          </table:table-cell>
          <table:table-cell table:number-columns-repeated="1022"/>
        </table:table-row>
        <table:table-row table:style-name="ro1">
          <table:table-cell office:value-type="string" calcext:value-type="string">
            <text:p>skis, skiing, skier</text:p>
          </table:table-cell>
          <table:table-cell table:style-name="ce139" office:value-type="string" calcext:value-type="string">
            <text:p>سکی، سکی کرنا، سکی کار، سکی باز</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 <text:span text:style-name="T9">برف زنی کا اچھال میلان</text:span></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span text:style-name="T9"> برف زنی ڈنڈے</text:span></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70" office:value-type="string" calcext:value-type="string">
            <text:p>ٹکیہ، ٹکیاں</text:p>
          </table:table-cell>
          <table:table-cell table:number-columns-repeated="1021"/>
        </table:table-row>
        <table:table-row table:style-name="ro1">
          <table:table-cell office:value-type="string" calcext:value-type="string">
            <text:p>slide: to slide something</text:p>
          </table:table-cell>
          <table:table-cell office:value-type="string" calcext:value-type="string">
            <text:p>سرکانا، کھسکانا</text:p>
          </table:table-cell>
          <table:table-cell table:style-name="ce70"/>
          <table:table-cell table:number-columns-repeated="2"/>
          <table:table-cell office:value-type="string" calcext:value-type="string">
            <text:p>rekhta dictionary</text:p>
          </table:table-cell>
          <table:table-cell table:number-columns-repeated="1018"/>
        </table:table-row>
        <table:table-row table:style-name="ro1">
          <table:table-cell office:value-type="string" calcext:value-type="string">
            <text:p>slide: to slide across a lake</text:p>
          </table:table-cell>
          <table:table-cell table:style-name="ce140" office:value-type="string" calcext:value-type="string">
            <text:p>پھسل کر گزرنا، رپٹنا</text:p>
          </table:table-cell>
          <table:table-cell table:style-name="ce70"/>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70"/>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70"/>
          <table:table-cell table:number-columns-repeated="1021"/>
        </table:table-row>
        <table:table-row table:style-name="ro1">
          <table:table-cell office:value-type="string" calcext:value-type="string">
            <text:p>slide rule</text:p>
          </table:table-cell>
          <table:table-cell office:value-type="string" calcext:value-type="string">
            <text:p>کھسکواں پیمانہ</text:p>
          </table:table-cell>
          <table:table-cell table:style-name="ce70"/>
          <table:table-cell table:number-columns-repeated="1021"/>
        </table:table-row>
        <table:table-row table:style-name="ro1">
          <table:table-cell office:value-type="string" calcext:value-type="string">
            <text:p>Sling , [slingshot]</text:p>
          </table:table-cell>
          <table:table-cell office:value-type="string" calcext:value-type="string">
            <text:p>فلاخن، گوپھن، [فلاخن کا وار] </text:p>
          </table:table-cell>
          <table:table-cell table:style-name="ce70"/>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61"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9">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97"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7"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idify</text:p>
          </table:table-cell>
          <table:table-cell office:value-type="string" calcext:value-type="string">
            <text:p>جمانا</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66"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17"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ersault</text:p>
          </table:table-cell>
          <table:table-cell office:value-type="string" calcext:value-type="string">
            <text:p>قلابازی</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66"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66"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66"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space probe</text:p>
          </table:table-cell>
          <table:table-cell office:value-type="string" calcext:value-type="string">
            <text:p>تحقیقی خلائی طیارہ</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ce vehicle</text:p>
          </table:table-cell>
          <table:table-cell office:value-type="string" calcext:value-type="string">
            <text:p>فضائی طیارہ</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8">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61"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41" office:value-type="string" calcext:value-type="string">
            <text:p>انفرادی لکیری طیف،<text:span text:style-name="T9"> غیر مسلسل طیف</text:span></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um: band spectrum</text:p>
          </table:table-cell>
          <table:table-cell table:style-name="ce17" office:value-type="string" calcext:value-type="string">
            <text:p>دھاری طی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 [accelerometer]</text:p>
          </table:table-cell>
          <table:table-cell office:value-type="string" calcext:value-type="string">
            <text:p>رفتار پیما، [سرعت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ikes (in a bicycle wheel)</text:p>
          </table:table-cell>
          <table:table-cell office:value-type="string" calcext:value-type="string">
            <text:p>تیلی، تیلیاں</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 <text:span text:style-name="T9">زاوی</text:span></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9"> کمانی دار ترازو</text:span></text:p>
          </table:table-cell>
          <table:table-cell table:number-columns-repeated="1022"/>
        </table:table-row>
        <table:table-row table:style-name="ro1">
          <table:table-cell office:value-type="string" calcext:value-type="string">
            <text:p>springboard</text:p>
          </table:table-cell>
          <table:table-cell office:value-type="string" calcext:value-type="string">
            <text:p>کمانی دار تختہ</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66"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97" office:value-type="string" calcext:value-type="string">
            <text:p>مستحکم، متوازن، مضبوط، پائیدار، نا پائیدار</text:p>
          </table:table-cell>
          <table:table-cell table:style-name="ce97"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7">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 steam boat</text:p>
          </table:table-cell>
          <table:table-cell office:value-type="string" calcext:value-type="string">
            <text:p>دخانی انجن، دخانی کل، دخانی کشتی، [یا بھاپ کشتی]</text:p>
          </table:table-cell>
          <table:table-cell table:number-columns-repeated="1022"/>
        </table:table-row>
        <table:table-row table:style-name="ro1">
          <table:table-cell office:value-type="string" calcext:value-type="string">
            <text:p>steel, (stainless steel), [metal]</text:p>
          </table:table-cell>
          <table:table-cell office:value-type="string" calcext:value-type="string">
            <text:p>فولاد (بے زنگ فولاد)، [دھات]</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1">
          <table:table-cell office:value-type="string" calcext:value-type="string">
            <text:p>streamlines</text:p>
          </table:table-cell>
          <table:table-cell table:style-name="ce142"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42" office:value-type="string" calcext:value-type="string">
            <text:p>تفاعل بہاو</text:p>
          </table:table-cell>
          <table:table-cell table:number-columns-repeated="1022"/>
        </table:table-row>
        <table:table-row table:style-name="ro1">
          <table:table-cell table:style-name="ce60" office:value-type="string" calcext:value-type="string">
            <text:p>strength: yield strength, [ultimate strength]</text:p>
          </table:table-cell>
          <table:table-cell table:style-name="ce75" office:value-type="string" calcext:value-type="string">
            <text:p>مغلوبی مضبوطی، [اخیر مضبوطی]</text:p>
          </table:table-cell>
          <table:table-cell table:style-name="ce49" table:number-columns-repeated="62"/>
          <table:table-cell table:style-name="ce151" table:number-columns-repeated="960"/>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ss, strain</text:p>
          </table:table-cell>
          <table:table-cell office:value-type="string" calcext:value-type="string">
            <text:p>جبر،<text:span text:style-name="T9"> بگاڑ</text:span></text:p>
          </table:table-cell>
          <table:table-cell table:number-columns-repeated="3"/>
          <table:table-cell office:value-type="string" calcext:value-type="string">
            <text:p>revisit, find better terms</text:p>
          </table:table-cell>
          <table:table-cell table:number-columns-repeated="1018"/>
        </table:table-row>
        <table:table-row table:style-name="ro1">
          <table:table-cell office:value-type="string" calcext:value-type="string">
            <text:p>Stress-strain curve</text:p>
          </table:table-cell>
          <table:table-cell office:value-type="string" calcext:value-type="string">
            <text:p>جبر و <text:s/>بگاڑ منحنی</text:p>
          </table:table-cell>
          <table:table-cell table:number-columns-repeated="1022"/>
        </table:table-row>
        <table:table-row table:style-name="ro1">
          <table:table-cell office:value-type="string" calcext:value-type="string">
            <text:p>stress: compressive stress, tensile stress</text:p>
          </table:table-cell>
          <table:table-cell office:value-type="string" calcext:value-type="string">
            <text:p>تناوی جبر، دباو جب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نچ کر لمبا کرنا]، کھنچ جا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ructure</text:p>
          </table:table-cell>
          <table:table-cell office:value-type="string" calcext:value-type="string">
            <text:p>ڈھانچہ</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6">،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8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17" office:value-type="string" calcext:value-type="string">
            <text:p><text:span text:style-name="T26">کھنچاؤ</text:span>،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ہ، <text:span text:style-name="T9">مستعر اعظم</text:span></text:p>
          </table:table-cell>
          <table:table-cell table:number-columns-repeated="1022"/>
        </table:table-row>
        <table:table-row table:style-name="ro1">
          <table:table-cell office:value-type="string" calcext:value-type="string">
            <text:p>superposition theorem</text:p>
          </table:table-cell>
          <table:table-cell table:style-name="ce17" office:value-type="string" calcext:value-type="string">
            <text:p><text:span text:style-name="T25">مسئلہ نفاذ،</text:span> <text:span text:style-name="T9">مسئلہ انطباق</text:span></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table:style-name="ce17" office:value-type="string" calcext:value-type="string">
            <text:p>مخلوط جوڑ</text:p>
          </table:table-cell>
          <table:table-cell table:number-columns-repeated="1022"/>
        </table:table-row>
        <table:table-row table:style-name="ro1">
          <table:table-cell office:value-type="string" calcext:value-type="string">
            <text:p>support (that can hold things up)</text:p>
          </table:table-cell>
          <table:table-cell table:style-name="ce17" office:value-type="string" calcext:value-type="string">
            <text:p>تیک</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7"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eeping (english)</text:p>
          </table:table-cell>
          <table:table-cell office:value-type="string" calcext:value-type="string">
            <text:p>وسیع طعر پر</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text:span text:style-name="T25">گردشی تشاکل</text:span>، <text:span text:style-name="T9">گھمیری تشاکل</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 [symmetrically], {symmetrical}</text:p>
          </table:table-cell>
          <table:table-cell table:style-name="ce17" office:value-type="string" calcext:value-type="string">
            <text:p>متشاکل تناسب، تشاکلی، [متشاکلی؟]، {متشاکل}</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17"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17"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17"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17"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17"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17"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17" office:value-type="string" calcext:value-type="string">
            <text:p>ضرورت تشاکلیت، ضرورت خلاف تشاکلیت</text:p>
          </table:table-cell>
          <table:table-cell table:number-columns-repeated="1022"/>
        </table:table-row>
        <table:table-row table:style-name="ro1">
          <table:table-cell table:style-name="ce20" office:value-type="string" calcext:value-type="string">
            <text:p>synchronous, synchronously</text:p>
          </table:table-cell>
          <table:table-cell table:style-name="ce20" office:value-type="string" calcext:value-type="string">
            <text:p>ہم عصر، قدم ملا کر چلنا</text:p>
          </table:table-cell>
          <table:table-cell table:style-name="ce20"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b (to open a soda can, you pull it)</text:p>
          </table:table-cell>
          <table:table-cell office:value-type="string" calcext:value-type="string">
            <text:p>کنجی</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70"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17"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17"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17"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text:p>
          </table:table-cell>
          <table:table-cell table:style-name="ce49" office:value-type="string" calcext:value-type="string">
            <text:p>تاپ</text:p>
          </table:table-cell>
          <table:table-cell table:number-columns-repeated="1022"/>
        </table:table-row>
        <table:table-row table:style-name="ro1">
          <table:table-cell office:value-type="string" calcext:value-type="string">
            <text:p>Temperature; absolute (kelvin)</text:p>
          </table:table-cell>
          <table:table-cell table:style-name="ce17" office:value-type="string" calcext:value-type="string">
            <text:p>حرارت، حتمی حرارت، <text:span text:style-name="T47">مطلق حرارت</text:span>،<text:span text:style-name="T9"> مطلق تاپ</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span text:style-name="T9"> جسمانی تاپ</text:span></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61"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le force, <text:s/>[tension force]</text:p>
          </table:table-cell>
          <table:table-cell office:value-type="string" calcext:value-type="string">
            <text:p>تناو، تناوی قوت،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on and compression</text:p>
          </table:table-cell>
          <table:table-cell office:value-type="string" calcext:value-type="string">
            <text:p>تان اور داب</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cylinder</text:p>
          </table:table-cell>
          <table:table-cell office:value-type="string" calcext:value-type="string">
            <text:p>پرکھی بیلن</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4">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9">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123"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دھکا</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e rod</text:p>
          </table:table-cell>
          <table:table-cell office:value-type="string" calcext:value-type="string">
            <text:p>ٹیک سلاخ، ٹیک</text:p>
          </table:table-cell>
          <table:table-cell table:number-columns-repeated="1022"/>
        </table:table-row>
        <table:table-row table:style-name="ro1">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اعراب، <text:span text:style-name="T9">مد</text:span>، فرق نشان</text:p>
          </table:table-cell>
          <table:table-cell table:number-columns-repeated="3"/>
          <table:table-cell office:value-type="string" calcext:value-type="string">
            <text:p>فرق نشان urdu ind dic</text:p>
          </table:table-cell>
          <table:table-cell table:number-columns-repeated="1018"/>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 exposure</text:p>
          </table:table-cell>
          <table:table-cell office:value-type="string" calcext:value-type="string">
            <text:p>وقتیہ افشا</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7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7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7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79" office:value-type="string" calcext:value-type="string">
            <text:p>نظال الاوقات، انضبات 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ip over</text:p>
          </table:table-cell>
          <table:table-cell office:value-type="string" calcext:value-type="string">
            <text:p>الٹنا</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toe, toes</text:p>
          </table:table-cell>
          <table:table-cell office:value-type="string" calcext:value-type="string">
            <text:p>پنجہ</text:p>
          </table:table-cell>
          <table:table-cell table:number-columns-repeated="1022"/>
        </table:table-row>
        <table:table-row table:style-name="ro1">
          <table:table-cell office:value-type="string" calcext:value-type="string">
            <text:p>toe, ankle, calf, knee, thigh</text:p>
          </table:table-cell>
          <table:table-cell office:value-type="string" calcext:value-type="string">
            <text:p>پنجہ، ٹکنہ، پنڈلی، گھٹنا، ران</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text:p>
          </table:table-cell>
          <table:table-cell office:value-type="string" calcext:value-type="string">
            <text:p>لٹو</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 [total income]</text:p>
          </table:table-cell>
          <table:table-cell office:value-type="string" calcext:value-type="string">
            <text:p>کُل، [خرجہ]</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 leaning tower of Pisa</text:p>
          </table:table-cell>
          <table:table-cell office:value-type="string" calcext:value-type="string">
            <text:p>بُرج؛ پیسا کا جھکا 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oy train</text:p>
          </table:table-cell>
          <table:table-cell office:value-type="string" calcext:value-type="string">
            <text:p>کھلونا ریل گاڑی</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40"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1"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 <text:span text:style-name="T9">زاوی</text:span></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43"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43" office:value-type="string" calcext:value-type="string">
            <text:p><text:s/>تحویلی دوری عرصہ</text:p>
          </table:table-cell>
          <table:table-cell table:number-columns-repeated="1022"/>
        </table:table-row>
        <table:table-row table:style-name="ro1">
          <table:table-cell office:value-type="string" calcext:value-type="string">
            <text:p>translation, [translational kinetic energy]</text:p>
          </table:table-cell>
          <table:table-cell office:value-type="string" calcext:value-type="string">
            <text:p>مستقیم حرکت، [مستقیم حرکی توانائی]</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2">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8"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107"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107"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table:style-name="ce49"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sunamis</text:p>
          </table:table-cell>
          <table:table-cell office:value-type="string" calcext:value-type="string">
            <text:p>سونام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1">
          <table:table-cell office:value-type="string" calcext:value-type="string">
            <text:p>tunguska event, river</text:p>
          </table:table-cell>
          <table:table-cell office:value-type="string" calcext:value-type="string">
            <text:p>تنگسکا وقوعہ</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61"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table</text:p>
          </table:table-cell>
          <table:table-cell office:value-type="string" calcext:value-type="string">
            <text:p>تختہ گھوم</text:p>
          </table:table-cell>
          <table:table-cell table:number-columns-repeated="1022"/>
        </table:table-row>
        <table:table-row table:style-name="ro1">
          <table:table-cell office:value-type="string" calcext:value-type="string">
            <text:p>turn the table (english)</text:p>
          </table:table-cell>
          <table:table-cell office:value-type="string" calcext:value-type="string">
            <text:p>پانس پلٹ دی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2">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1">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manned</text:p>
          </table:table-cell>
          <table:table-cell office:value-type="string" calcext:value-type="string">
            <text:p>بے انسان</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 or down a slope</text:p>
          </table:table-cell>
          <table:table-cell office:value-type="string" calcext:value-type="string">
            <text:p>میلان پر چڑھائی یا اترائی کے رخ</text:p>
          </table:table-cell>
          <table:table-cell table:number-columns-repeated="1022"/>
        </table:table-row>
        <table:table-row table:style-name="ro1">
          <table:table-cell office:value-type="string" calcext:value-type="string">
            <text:p>upward, downward</text:p>
          </table:table-cell>
          <table:table-cell office:value-type="string" calcext:value-type="string">
            <text:p>فرازی، نشیبی</text:p>
          </table:table-cell>
          <table:table-cell table:number-columns-repeated="3"/>
          <table:table-cell table:style-name="ce49" office:value-type="string" calcext:value-type="string">
            <text:p>dic,phy,indian</text:p>
          </table:table-cell>
          <table:table-cell table:number-columns-repeated="1018"/>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61"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number-columns-repeated="1022"/>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17" office:value-type="string" calcext:value-type="string">
            <text:p>دوری رفتار، <text:span text:style-name="T30">مجموعی رفتار</text:span>،<text:span text:style-name="T18">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70"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text:span text:style-name="T25">ویڈیو</text:span>، <text:span text:style-name="T9">بصری</text:span></text:p>
          </table:table-cell>
          <table:table-cell table:number-columns-repeated="1022"/>
        </table:table-row>
        <table:table-row table:style-name="ro1">
          <table:table-cell office:value-type="string" calcext:value-type="string">
            <text:p>video game, video tape</text:p>
          </table:table-cell>
          <table:table-cell table:style-name="ce49" office:value-type="string" calcext:value-type="string">
            <text:p>بصری کھیل، بصری فیت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4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40"/>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1">
          <table:table-cell office:value-type="string" calcext:value-type="string">
            <text:p>VLSI very large scale integration</text:p>
          </table:table-cell>
          <table:table-cell table:style-name="ce144"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144"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144"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144"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ist, hip</text:p>
          </table:table-cell>
          <table:table-cell office:value-type="string" calcext:value-type="string">
            <text:p>کولھا</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 <text:span text:style-name="T9">روش</text:span></text:p>
          </table:table-cell>
          <table:table-cell table:number-columns-repeated="1022"/>
        </table:table-row>
        <table:table-row table:style-name="ro1">
          <table:table-cell office:value-type="string" calcext:value-type="string">
            <text:p>wall mounted</text:p>
          </table:table-cell>
          <table:table-cell office:value-type="string" calcext:value-type="string">
            <text:p>ثبت بہ دیوار</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70"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45"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45" office:value-type="string" calcext:value-type="string">
            <text:p>قدر، <text:span text:style-name="T12">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107"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eel: the central part that has the hole for an axle</text:p>
          </table:table-cell>
          <table:table-cell office:value-type="string" calcext:value-type="string">
            <text:p>ناگر</text:p>
          </table:table-cell>
          <table:table-cell table:number-columns-repeated="1022"/>
        </table:table-row>
        <table:table-row table:style-name="ro1">
          <table:table-cell office:value-type="string" calcext:value-type="string">
            <text:p>white dwarf</text:p>
          </table:table-cell>
          <table:table-cell office:value-type="string" calcext:value-type="string">
            <text:p><text:s/></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nged</text:p>
          </table:table-cell>
          <table:table-cell office:value-type="string" calcext:value-type="string">
            <text:p>پر دار</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ithin: all points within a body</text:p>
          </table:table-cell>
          <table:table-cell office:value-type="string" calcext:value-type="string">
            <text:p>جسم کے تمام اندرونی نقطے</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1"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4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4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4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 young modulus</text:p>
          </table:table-cell>
          <table:table-cell office:value-type="string" calcext:value-type="string">
            <text:p>ینگ مقیاس لچک، مقیاس ینگ</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o-Yo, Yo Yo</text:p>
          </table:table-cell>
          <table:table-cell office:value-type="string" calcext:value-type="string">
            <text:p>ڈوری دار لٹو</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 بالعکس، پلٹ ک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17"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ce146"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69"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cesium</text:p>
          </table:table-cell>
          <table:table-cell office:value-type="string" calcext:value-type="string">
            <text:p>سیزیم</text:p>
          </table:table-cell>
          <table:table-cell table:number-columns-repeated="1022"/>
        </table:table-row>
        <table:table-row table:style-name="ro1">
          <table:table-cell table:number-columns-repeated="1024"/>
        </table:table-row>
        <table:table-row table:style-name="ro1">
          <table:table-cell office:value-type="string" calcext:value-type="string">
            <text:p>alpha particle</text:p>
          </table:table-cell>
          <table:table-cell office:value-type="string" calcext:value-type="string">
            <text:p>ذرہ الفا</text:p>
          </table:table-cell>
          <table:table-cell table:number-columns-repeated="1022"/>
        </table:table-row>
        <table:table-row table:style-name="ro1" table:number-rows-repeated="1044369">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30: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Jameel Noori Nastaleeq" svg:font-family="'Jameel Noori Nastaleeq'"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2-20T15:53:05.006580554</dc:date>
    <meta:editing-duration>P126DT17H44M1S</meta:editing-duration>
    <meta:editing-cycles>6027</meta:editing-cycles>
    <meta:generator>LibreOffice/7.3.7.2$Linux_X86_64 LibreOffice_project/30$Build-2</meta:generator>
    <meta:document-statistic meta:table-count="3" meta:cell-count="881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